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1.34pt"/>
    </style:style>
    <style:style style:name="ro1" style:family="table-row">
      <style:table-row-properties style:row-height="23.8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390.19pt" svg:height="179.94pt" svg:x="480.53pt" svg:y="7.54pt">
            <draw:object draw:notify-on-update-of-ranges="Overview.B1:Overview.B1 Overview.B2:Overview.B7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8.63pt" svg:height="171.67pt" svg:x="478.97pt" svg:y="195.79pt">
            <draw:object draw:notify-on-update-of-ranges="Overview.A1:Overview.A1 Overview.A2:Overview.A7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ummy Data</text:p>
            <text:p>(Baseline)</text:p>
          </table:table-cell>
          <table:table-cell table:style-name="ce1" office:value-type="string" calcext:value-type="string">
            <text:p>HID Scope </text:p>
            <text:p>(Test)</text:p>
          </table:table-cell>
          <table:table-cell table:style-name="ce1" table:number-columns-repeated="2"/>
          <table:table-cell table:style-name="ce1" office:value-type="string" calcext:value-type="string">
            <text:p>Dummy Data</text:p>
            <text:p>(Baseline)</text:p>
          </table:table-cell>
          <table:table-cell table:style-name="ce1" office:value-type="string" calcext:value-type="string">
            <text:p>HID Scope </text:p>
            <text:p>(Test)</text:p>
          </table:table-cell>
        </table:table-row>
        <table:table-row table:style-name="ro2">
          <table:table-cell office:value-type="float" office:value="0.028124" calcext:value-type="float">
            <text:p>0.028124</text:p>
          </table:table-cell>
          <table:table-cell office:value-type="float" office:value="2.123481" calcext:value-type="float">
            <text:p>2.123481</text:p>
          </table:table-cell>
          <table:table-cell/>
          <table:table-cell office:value-type="string" calcext:value-type="string">
            <text:p>Max dT</text:p>
          </table:table-cell>
          <table:table-cell table:formula="of:=MAX([.A2:.A735])" office:value-type="float" office:value="0.073906" calcext:value-type="float">
            <text:p>0.073906</text:p>
          </table:table-cell>
          <table:table-cell table:formula="of:=MAX([.B2:.B735])" office:value-type="float" office:value="19.463937" calcext:value-type="float">
            <text:p>19.463937</text:p>
          </table:table-cell>
        </table:table-row>
        <table:table-row table:style-name="ro2">
          <table:table-cell office:value-type="float" office:value="0.027709" calcext:value-type="float">
            <text:p>0.027709</text:p>
          </table:table-cell>
          <table:table-cell office:value-type="float" office:value="3.913683" calcext:value-type="float">
            <text:p>3.913683</text:p>
          </table:table-cell>
          <table:table-cell/>
          <table:table-cell office:value-type="string" calcext:value-type="string">
            <text:p>Min dT</text:p>
          </table:table-cell>
          <table:table-cell table:formula="of:=MIN([.A2:.A735])" office:value-type="float" office:value="0.023958" calcext:value-type="float">
            <text:p>0.023958</text:p>
          </table:table-cell>
          <table:table-cell table:formula="of:=MIN([.B2:.B735])" office:value-type="float" office:value="0.607758" calcext:value-type="float">
            <text:p>0.607758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695098" calcext:value-type="float">
            <text:p>1.695098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735])" office:value-type="float" office:value="0.0273061798365123" calcext:value-type="float">
            <text:p>0.027306179836512</text:p>
          </table:table-cell>
          <table:table-cell table:formula="of:=AVERAGE([.B2:.B735])" office:value-type="float" office:value="1.25673899455041" calcext:value-type="float">
            <text:p>1.25673899455041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774421" calcext:value-type="float">
            <text:p>1.774421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735])" office:value-type="float" office:value="0.00299801867957579" calcext:value-type="float">
            <text:p>0.002998018679576</text:p>
          </table:table-cell>
          <table:table-cell table:formula="of:=STDEV([.B2:.B735])" office:value-type="float" office:value="0.984004257067101" calcext:value-type="float">
            <text:p>0.984004257067101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122" calcext:value-type="float">
            <text:p>0.823122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735])" office:value-type="float" office:value="0.0271095" calcext:value-type="float">
            <text:p>0.0271095</text:p>
          </table:table-cell>
          <table:table-cell table:formula="of:=MEDIAN([.B2:.B735])" office:value-type="float" office:value="0.9987725" calcext:value-type="float">
            <text:p>0.9987725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957544" calcext:value-type="float">
            <text:p>1.957544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0.0331055373591516" calcext:value-type="float">
            <text:p>0.033105537359152</text:p>
          </table:table-cell>
          <table:table-cell table:formula="of:=[.F6]+2*[.F5]" office:value-type="float" office:value="2.9667810141342" calcext:value-type="float">
            <text:p>2.9667810141342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187756" calcext:value-type="float">
            <text:p>1.187756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0.0211134626408484" calcext:value-type="float">
            <text:p>0.021113462640849</text:p>
          </table:table-cell>
          <table:table-cell table:formula="of:=[.F6]-2*[.F5]" office:value-type="float" office:value="-0.969236014134201" calcext:value-type="float">
            <text:p>-0.969236014134201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73956" calcext:value-type="float">
            <text:p>0.773956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54682" calcext:value-type="float">
            <text:p>1.254682</text:p>
          </table:table-cell>
          <table:table-cell/>
          <table:table-cell office:value-type="string" calcext:value-type="string">
            <text:p>*time is in milliseconds</text:p>
          </table:table-cell>
          <table:table-cell table:number-columns-repeated="2"/>
        </table:table-row>
        <table:table-row table:style-name="ro2">
          <table:table-cell office:value-type="float" office:value="0.026614" calcext:value-type="float">
            <text:p>0.026614</text:p>
          </table:table-cell>
          <table:table-cell office:value-type="float" office:value="0.734581" calcext:value-type="float">
            <text:p>0.734581</text:p>
          </table:table-cell>
          <table:table-cell/>
          <table:table-cell office:value-type="string" calcext:value-type="string">
            <text:p>Baseline is hidpurejava running without oscilloscope connected</text:p>
          </table:table-cell>
          <table:table-cell table:number-columns-repeated="2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210308" calcext:value-type="float">
            <text:p>1.210308</text:p>
          </table:table-cell>
          <table:table-cell/>
          <table:table-cell office:value-type="string" calcext:value-type="string">
            <text:p>Test is hidpurejava running with oscilloscope connected</text:p>
          </table:table-cell>
          <table:table-cell table:number-columns-repeated="2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68851" calcext:value-type="float">
            <text:p>0.768851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994267" calcext:value-type="float">
            <text:p>0.99426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44893" calcext:value-type="float">
            <text:p>0.944893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16663" calcext:value-type="float">
            <text:p>0.816663</text:p>
          </table:table-cell>
          <table:table-cell table:number-columns-repeated="4"/>
        </table:table-row>
        <table:table-row table:style-name="ro2">
          <table:table-cell office:value-type="float" office:value="0.027291" calcext:value-type="float">
            <text:p>0.027291</text:p>
          </table:table-cell>
          <table:table-cell office:value-type="float" office:value="0.764685" calcext:value-type="float">
            <text:p>0.764685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11195" calcext:value-type="float">
            <text:p>0.711195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2705" calcext:value-type="float">
            <text:p>0.892705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9268" calcext:value-type="float">
            <text:p>0.729268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94737" calcext:value-type="float">
            <text:p>0.694737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9458" calcext:value-type="float">
            <text:p>0.79458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41716" calcext:value-type="float">
            <text:p>0.84171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7411" calcext:value-type="float">
            <text:p>1.07411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40154" calcext:value-type="float">
            <text:p>0.840154</text:p>
          </table:table-cell>
          <table:table-cell table:number-columns-repeated="4"/>
        </table:table-row>
        <table:table-row table:style-name="ro2">
          <table:table-cell office:value-type="float" office:value="0.027969" calcext:value-type="float">
            <text:p>0.027969</text:p>
          </table:table-cell>
          <table:table-cell office:value-type="float" office:value="1.248276" calcext:value-type="float">
            <text:p>1.248276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37548" calcext:value-type="float">
            <text:p>1.137548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101454" calcext:value-type="float">
            <text:p>1.101454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159944" calcext:value-type="float">
            <text:p>1.159944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338172" calcext:value-type="float">
            <text:p>1.338172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68328" calcext:value-type="float">
            <text:p>1.268328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92807" calcext:value-type="float">
            <text:p>1.492807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323433" calcext:value-type="float">
            <text:p>1.32343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3713" calcext:value-type="float">
            <text:p>1.33713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30933" calcext:value-type="float">
            <text:p>1.23093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51975" calcext:value-type="float">
            <text:p>1.051975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7.304139" calcext:value-type="float">
            <text:p>7.304139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05101" calcext:value-type="float">
            <text:p>0.805101</text:p>
          </table:table-cell>
          <table:table-cell table:number-columns-repeated="4"/>
        </table:table-row>
        <table:table-row table:style-name="ro2">
          <table:table-cell office:value-type="float" office:value="0.029167" calcext:value-type="float">
            <text:p>0.029167</text:p>
          </table:table-cell>
          <table:table-cell office:value-type="float" office:value="0.799372" calcext:value-type="float">
            <text:p>0.799372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0906" calcext:value-type="float">
            <text:p>0.7090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00206" calcext:value-type="float">
            <text:p>0.700206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79424" calcext:value-type="float">
            <text:p>0.879424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2.233325" calcext:value-type="float">
            <text:p>2.233325</text:p>
          </table:table-cell>
          <table:table-cell table:number-columns-repeated="4"/>
        </table:table-row>
        <table:table-row table:style-name="ro2">
          <table:table-cell office:value-type="float" office:value="0.029427" calcext:value-type="float">
            <text:p>0.029427</text:p>
          </table:table-cell>
          <table:table-cell office:value-type="float" office:value="0.773851" calcext:value-type="float">
            <text:p>0.773851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670206" calcext:value-type="float">
            <text:p>0.670206</text:p>
          </table:table-cell>
          <table:table-cell table:number-columns-repeated="4"/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06247" calcext:value-type="float">
            <text:p>0.80624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8121" calcext:value-type="float">
            <text:p>0.898121</text:p>
          </table:table-cell>
          <table:table-cell table:number-columns-repeated="4"/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1.019007" calcext:value-type="float">
            <text:p>1.019007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4319" calcext:value-type="float">
            <text:p>0.88431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2.564261" calcext:value-type="float">
            <text:p>2.564261</text:p>
          </table:table-cell>
          <table:table-cell table:number-columns-repeated="4"/>
        </table:table-row>
        <table:table-row table:style-name="ro2">
          <table:table-cell office:value-type="float" office:value="0.027032" calcext:value-type="float">
            <text:p>0.027032</text:p>
          </table:table-cell>
          <table:table-cell office:value-type="float" office:value="1.320516" calcext:value-type="float">
            <text:p>1.32051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70257" calcext:value-type="float">
            <text:p>0.970257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611452" calcext:value-type="float">
            <text:p>1.611452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629786" calcext:value-type="float">
            <text:p>1.62978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31193" calcext:value-type="float">
            <text:p>1.231193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21299" calcext:value-type="float">
            <text:p>0.921299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58589" calcext:value-type="float">
            <text:p>1.158589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97393" calcext:value-type="float">
            <text:p>0.89739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21091" calcext:value-type="float">
            <text:p>0.721091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8083" calcext:value-type="float">
            <text:p>0.6808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19686" calcext:value-type="float">
            <text:p>0.619686</text:p>
          </table:table-cell>
          <table:table-cell table:number-columns-repeated="4"/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44424" calcext:value-type="float">
            <text:p>0.644424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29945" calcext:value-type="float">
            <text:p>0.729945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20467" calcext:value-type="float">
            <text:p>0.620467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45466" calcext:value-type="float">
            <text:p>0.645466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0.732081" calcext:value-type="float">
            <text:p>0.732081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621768" calcext:value-type="float">
            <text:p>0.621768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46039" calcext:value-type="float">
            <text:p>0.64603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32029" calcext:value-type="float">
            <text:p>0.732029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62914" calcext:value-type="float">
            <text:p>0.662914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645987" calcext:value-type="float">
            <text:p>0.645987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92758" calcext:value-type="float">
            <text:p>0.692758</text:p>
          </table:table-cell>
          <table:table-cell table:number-columns-repeated="4"/>
        </table:table-row>
        <table:table-row table:style-name="ro2">
          <table:table-cell office:value-type="float" office:value="0.02974" calcext:value-type="float">
            <text:p>0.02974</text:p>
          </table:table-cell>
          <table:table-cell office:value-type="float" office:value="0.627081" calcext:value-type="float">
            <text:p>0.627081</text:p>
          </table:table-cell>
          <table:table-cell table:number-columns-repeated="4"/>
        </table:table-row>
        <table:table-row table:style-name="ro2">
          <table:table-cell office:value-type="float" office:value="0.027864" calcext:value-type="float">
            <text:p>0.027864</text:p>
          </table:table-cell>
          <table:table-cell office:value-type="float" office:value="0.638748" calcext:value-type="float">
            <text:p>0.638748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6299" calcext:value-type="float">
            <text:p>0.736299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616768" calcext:value-type="float">
            <text:p>0.616768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643227" calcext:value-type="float">
            <text:p>0.643227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37081" calcext:value-type="float">
            <text:p>0.737081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634841" calcext:value-type="float">
            <text:p>0.634841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78695" calcext:value-type="float">
            <text:p>0.778695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35883" calcext:value-type="float">
            <text:p>0.735883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72496" calcext:value-type="float">
            <text:p>0.972496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882809" calcext:value-type="float">
            <text:p>0.882809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043694" calcext:value-type="float">
            <text:p>1.043694</text:p>
          </table:table-cell>
          <table:table-cell table:number-columns-repeated="4"/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975517" calcext:value-type="float">
            <text:p>0.975517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5984" calcext:value-type="float">
            <text:p>1.15984</text:p>
          </table:table-cell>
          <table:table-cell table:number-columns-repeated="4"/>
        </table:table-row>
        <table:table-row table:style-name="ro2">
          <table:table-cell office:value-type="float" office:value="0.03651" calcext:value-type="float">
            <text:p>0.03651</text:p>
          </table:table-cell>
          <table:table-cell office:value-type="float" office:value="1.065152" calcext:value-type="float">
            <text:p>1.065152</text:p>
          </table:table-cell>
          <table:table-cell table:number-columns-repeated="4"/>
        </table:table-row>
        <table:table-row table:style-name="ro2">
          <table:table-cell office:value-type="float" office:value="0.039844" calcext:value-type="float">
            <text:p>0.039844</text:p>
          </table:table-cell>
          <table:table-cell office:value-type="float" office:value="1.409995" calcext:value-type="float">
            <text:p>1.409995</text:p>
          </table:table-cell>
          <table:table-cell table:number-columns-repeated="4"/>
        </table:table-row>
        <table:table-row table:style-name="ro2">
          <table:table-cell office:value-type="float" office:value="0.054322" calcext:value-type="float">
            <text:p>0.054322</text:p>
          </table:table-cell>
          <table:table-cell office:value-type="float" office:value="1.218485" calcext:value-type="float">
            <text:p>1.218485</text:p>
          </table:table-cell>
          <table:table-cell table:number-columns-repeated="4"/>
        </table:table-row>
        <table:table-row table:style-name="ro2">
          <table:table-cell office:value-type="float" office:value="0.03276" calcext:value-type="float">
            <text:p>0.03276</text:p>
          </table:table-cell>
          <table:table-cell office:value-type="float" office:value="1.247547" calcext:value-type="float">
            <text:p>1.247547</text:p>
          </table:table-cell>
          <table:table-cell table:number-columns-repeated="4"/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2.95051" calcext:value-type="float">
            <text:p>2.95051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336557" calcext:value-type="float">
            <text:p>1.336557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113277" calcext:value-type="float">
            <text:p>1.11327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79476" calcext:value-type="float">
            <text:p>0.879476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52088" calcext:value-type="float">
            <text:p>1.52088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89372" calcext:value-type="float">
            <text:p>0.789372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714372" calcext:value-type="float">
            <text:p>0.714372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0.709112" calcext:value-type="float">
            <text:p>0.70911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881351" calcext:value-type="float">
            <text:p>0.881351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617862" calcext:value-type="float">
            <text:p>0.617862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09581" calcext:value-type="float">
            <text:p>0.609581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897497" calcext:value-type="float">
            <text:p>0.897497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738382" calcext:value-type="float">
            <text:p>0.73838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10363" calcext:value-type="float">
            <text:p>0.61036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770674" calcext:value-type="float">
            <text:p>0.77067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5935" calcext:value-type="float">
            <text:p>0.735935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42914" calcext:value-type="float">
            <text:p>0.64291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17706" calcext:value-type="float">
            <text:p>0.617706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4208" calcext:value-type="float">
            <text:p>0.74208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20831" calcext:value-type="float">
            <text:p>0.620831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0988" calcext:value-type="float">
            <text:p>0.640988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46038" calcext:value-type="float">
            <text:p>0.746038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0.613384" calcext:value-type="float">
            <text:p>0.613384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42549" calcext:value-type="float">
            <text:p>0.64254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34268" calcext:value-type="float">
            <text:p>0.734268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937705" calcext:value-type="float">
            <text:p>0.937705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4996" calcext:value-type="float">
            <text:p>1.104996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46141" calcext:value-type="float">
            <text:p>1.146141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72913" calcext:value-type="float">
            <text:p>0.97291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68433" calcext:value-type="float">
            <text:p>1.26843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204371" calcext:value-type="float">
            <text:p>1.204371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21687" calcext:value-type="float">
            <text:p>1.21687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425255" calcext:value-type="float">
            <text:p>1.425255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049579" calcext:value-type="float">
            <text:p>1.049579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1.216454" calcext:value-type="float">
            <text:p>1.216454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348953" calcext:value-type="float">
            <text:p>1.348953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389422" calcext:value-type="float">
            <text:p>1.389422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64214" calcext:value-type="float">
            <text:p>1.364214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020413" calcext:value-type="float">
            <text:p>1.02041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65777" calcext:value-type="float">
            <text:p>0.96577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810726" calcext:value-type="float">
            <text:p>0.81072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50622" calcext:value-type="float">
            <text:p>0.850622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08591" calcext:value-type="float">
            <text:p>0.708591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55727" calcext:value-type="float">
            <text:p>0.655727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612758" calcext:value-type="float">
            <text:p>0.612758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729841" calcext:value-type="float">
            <text:p>0.729841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618071" calcext:value-type="float">
            <text:p>0.618071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649008" calcext:value-type="float">
            <text:p>0.649008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30622" calcext:value-type="float">
            <text:p>0.730622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622289" calcext:value-type="float">
            <text:p>0.622289</text:p>
          </table:table-cell>
          <table:table-cell table:number-columns-repeated="4"/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0.645883" calcext:value-type="float">
            <text:p>0.6458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32445" calcext:value-type="float">
            <text:p>0.732445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23904" calcext:value-type="float">
            <text:p>0.623904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915" calcext:value-type="float">
            <text:p>0.642915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3208" calcext:value-type="float">
            <text:p>0.73208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623175" calcext:value-type="float">
            <text:p>0.623175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44112" calcext:value-type="float">
            <text:p>0.64411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3383" calcext:value-type="float">
            <text:p>0.733383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654216" calcext:value-type="float">
            <text:p>0.654216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2133" calcext:value-type="float">
            <text:p>0.622133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8747" calcext:value-type="float">
            <text:p>0.728747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05361" calcext:value-type="float">
            <text:p>0.905361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910413" calcext:value-type="float">
            <text:p>0.91041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95466" calcext:value-type="float">
            <text:p>0.895466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868642" calcext:value-type="float">
            <text:p>0.868642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72496" calcext:value-type="float">
            <text:p>1.072496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160881" calcext:value-type="float">
            <text:p>1.160881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232287" calcext:value-type="float">
            <text:p>1.232287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8069" calcext:value-type="float">
            <text:p>1.088069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037444" calcext:value-type="float">
            <text:p>1.037444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2.701865" calcext:value-type="float">
            <text:p>2.701865</text:p>
          </table:table-cell>
          <table:table-cell table:number-columns-repeated="4"/>
        </table:table-row>
        <table:table-row table:style-name="ro2">
          <table:table-cell office:value-type="float" office:value="0.030052" calcext:value-type="float">
            <text:p>0.030052</text:p>
          </table:table-cell>
          <table:table-cell office:value-type="float" office:value="1.161558" calcext:value-type="float">
            <text:p>1.161558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135881" calcext:value-type="float">
            <text:p>1.135881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02339" calcext:value-type="float">
            <text:p>1.40233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960881" calcext:value-type="float">
            <text:p>0.960881</text:p>
          </table:table-cell>
          <table:table-cell table:number-columns-repeated="4"/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0.802914" calcext:value-type="float">
            <text:p>0.802914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8591" calcext:value-type="float">
            <text:p>0.778591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751247" calcext:value-type="float">
            <text:p>0.751247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0682" calcext:value-type="float">
            <text:p>0.7068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94632" calcext:value-type="float">
            <text:p>0.894632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29112" calcext:value-type="float">
            <text:p>0.729112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617602" calcext:value-type="float">
            <text:p>0.617602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7083" calcext:value-type="float">
            <text:p>0.7708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5414" calcext:value-type="float">
            <text:p>0.735414</text:p>
          </table:table-cell>
          <table:table-cell table:number-columns-repeated="4"/>
        </table:table-row>
        <table:table-row table:style-name="ro2">
          <table:table-cell office:value-type="float" office:value="0.027499" calcext:value-type="float">
            <text:p>0.027499</text:p>
          </table:table-cell>
          <table:table-cell office:value-type="float" office:value="0.620883" calcext:value-type="float">
            <text:p>0.62088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4229" calcext:value-type="float">
            <text:p>0.64229</text:p>
          </table:table-cell>
          <table:table-cell table:number-columns-repeated="4"/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735986" calcext:value-type="float">
            <text:p>0.735986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625988" calcext:value-type="float">
            <text:p>0.625988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39008" calcext:value-type="float">
            <text:p>0.639008</text:p>
          </table:table-cell>
          <table:table-cell table:number-columns-repeated="4"/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734268" calcext:value-type="float">
            <text:p>0.734268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54112" calcext:value-type="float">
            <text:p>0.654112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39477" calcext:value-type="float">
            <text:p>0.639477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07028" calcext:value-type="float">
            <text:p>0.707028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6188" calcext:value-type="float">
            <text:p>0.6188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6091" calcext:value-type="float">
            <text:p>0.646091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3383" calcext:value-type="float">
            <text:p>0.73338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72341" calcext:value-type="float">
            <text:p>0.672341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815518" calcext:value-type="float">
            <text:p>0.815518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2237" calcext:value-type="float">
            <text:p>0.772237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14683" calcext:value-type="float">
            <text:p>1.1146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40934" calcext:value-type="float">
            <text:p>0.940934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2.638011" calcext:value-type="float">
            <text:p>2.638011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1.311713" calcext:value-type="float">
            <text:p>1.311713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27809" calcext:value-type="float">
            <text:p>1.02780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2.09369" calcext:value-type="float">
            <text:p>2.09369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566244" calcext:value-type="float">
            <text:p>1.566244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46937" calcext:value-type="float">
            <text:p>1.46937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172339" calcext:value-type="float">
            <text:p>1.172339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870257" calcext:value-type="float">
            <text:p>0.870257</text:p>
          </table:table-cell>
          <table:table-cell table:number-columns-repeated="4"/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63695" calcext:value-type="float">
            <text:p>0.86369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87601" calcext:value-type="float">
            <text:p>0.687601</text:p>
          </table:table-cell>
          <table:table-cell table:number-columns-repeated="4"/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12602" calcext:value-type="float">
            <text:p>0.612602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649164" calcext:value-type="float">
            <text:p>0.649164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17549" calcext:value-type="float">
            <text:p>0.817549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60882" calcext:value-type="float">
            <text:p>0.960882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97609" calcext:value-type="float">
            <text:p>0.9760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012649" calcext:value-type="float">
            <text:p>2.01264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87496" calcext:value-type="float">
            <text:p>0.987496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2.137648" calcext:value-type="float">
            <text:p>2.137648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0.846404" calcext:value-type="float">
            <text:p>0.846404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08331" calcext:value-type="float">
            <text:p>0.608331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656039" calcext:value-type="float">
            <text:p>0.65603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26976" calcext:value-type="float">
            <text:p>0.72697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17498" calcext:value-type="float">
            <text:p>0.617498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52758" calcext:value-type="float">
            <text:p>0.652758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5101" calcext:value-type="float">
            <text:p>0.725101</text:p>
          </table:table-cell>
          <table:table-cell table:number-columns-repeated="4"/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683644" calcext:value-type="float">
            <text:p>0.683644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0501" calcext:value-type="float">
            <text:p>1.050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7083" calcext:value-type="float">
            <text:p>0.87083</text:p>
          </table:table-cell>
          <table:table-cell table:number-columns-repeated="4"/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993069" calcext:value-type="float">
            <text:p>0.993069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2.273689" calcext:value-type="float">
            <text:p>2.273689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2.267336" calcext:value-type="float">
            <text:p>2.267336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46708" calcext:value-type="float">
            <text:p>2.746708</text:p>
          </table:table-cell>
          <table:table-cell table:number-columns-repeated="4"/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2.058013" calcext:value-type="float">
            <text:p>2.05801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561557" calcext:value-type="float">
            <text:p>1.56155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420776" calcext:value-type="float">
            <text:p>1.420776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283484" calcext:value-type="float">
            <text:p>1.283484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33" calcext:value-type="float">
            <text:p>0.82333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991764" calcext:value-type="float">
            <text:p>1.991764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2.113586" calcext:value-type="float">
            <text:p>2.113586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1.04036" calcext:value-type="float">
            <text:p>1.04036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32133" calcext:value-type="float">
            <text:p>0.83213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81" calcext:value-type="float">
            <text:p>0.64281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896347" calcext:value-type="float">
            <text:p>1.896347</text:p>
          </table:table-cell>
          <table:table-cell table:number-columns-repeated="4"/>
        </table:table-row>
        <table:table-row table:style-name="ro2">
          <table:table-cell office:value-type="float" office:value="0.026667" calcext:value-type="float">
            <text:p>0.026667</text:p>
          </table:table-cell>
          <table:table-cell office:value-type="float" office:value="0.731611" calcext:value-type="float">
            <text:p>0.731611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3383" calcext:value-type="float">
            <text:p>0.7233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15362" calcext:value-type="float">
            <text:p>0.615362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52185" calcext:value-type="float">
            <text:p>0.652185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7446" calcext:value-type="float">
            <text:p>0.727446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23904" calcext:value-type="float">
            <text:p>0.62390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5057" calcext:value-type="float">
            <text:p>0.6505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726247" calcext:value-type="float">
            <text:p>0.726247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91248" calcext:value-type="float">
            <text:p>0.691248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65048" calcext:value-type="float">
            <text:p>0.965048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9057" calcext:value-type="float">
            <text:p>0.8905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76611" calcext:value-type="float">
            <text:p>0.976611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881871" calcext:value-type="float">
            <text:p>0.881871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169631" calcext:value-type="float">
            <text:p>1.169631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577703" calcext:value-type="float">
            <text:p>1.577703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3.113894" calcext:value-type="float">
            <text:p>3.113894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4.517066" calcext:value-type="float">
            <text:p>4.517066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270256" calcext:value-type="float">
            <text:p>1.27025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528588" calcext:value-type="float">
            <text:p>1.528588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77653" calcext:value-type="float">
            <text:p>0.87765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74423" calcext:value-type="float">
            <text:p>1.074423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006559" calcext:value-type="float">
            <text:p>1.00655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00829" calcext:value-type="float">
            <text:p>1.000829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913955" calcext:value-type="float">
            <text:p>0.913955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242964" calcext:value-type="float">
            <text:p>1.242964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714112" calcext:value-type="float">
            <text:p>0.714112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87932" calcext:value-type="float">
            <text:p>0.8793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71833" calcext:value-type="float">
            <text:p>0.71833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6456" calcext:value-type="float">
            <text:p>0.626456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649842" calcext:value-type="float">
            <text:p>0.649842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2083" calcext:value-type="float">
            <text:p>0.72083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13852" calcext:value-type="float">
            <text:p>0.613852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707602" calcext:value-type="float">
            <text:p>0.70760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54527" calcext:value-type="float">
            <text:p>0.954527</text:p>
          </table:table-cell>
          <table:table-cell table:number-columns-repeated="4"/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39732" calcext:value-type="float">
            <text:p>2.13973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3278" calcext:value-type="float">
            <text:p>0.773278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475616" calcext:value-type="float">
            <text:p>2.475616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9475" calcext:value-type="float">
            <text:p>1.109475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251037" calcext:value-type="float">
            <text:p>1.251037</text:p>
          </table:table-cell>
          <table:table-cell table:number-columns-repeated="4"/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3.191394" calcext:value-type="float">
            <text:p>3.19139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505251" calcext:value-type="float">
            <text:p>2.505251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794316" calcext:value-type="float">
            <text:p>1.794316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98847" calcext:value-type="float">
            <text:p>1.89884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689369" calcext:value-type="float">
            <text:p>1.68936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43745" calcext:value-type="float">
            <text:p>1.143745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114996" calcext:value-type="float">
            <text:p>1.114996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71247" calcext:value-type="float">
            <text:p>0.971247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64214" calcext:value-type="float">
            <text:p>1.164214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6663" calcext:value-type="float">
            <text:p>1.006663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1.045829" calcext:value-type="float">
            <text:p>1.04582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2812" calcext:value-type="float">
            <text:p>1.4281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31037" calcext:value-type="float">
            <text:p>1.131037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1.234683" calcext:value-type="float">
            <text:p>1.23468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71194" calcext:value-type="float">
            <text:p>0.971194</text:p>
          </table:table-cell>
          <table:table-cell table:number-columns-repeated="4"/>
        </table:table-row>
        <table:table-row table:style-name="ro2">
          <table:table-cell office:value-type="float" office:value="0.027188" calcext:value-type="float">
            <text:p>0.027188</text:p>
          </table:table-cell>
          <table:table-cell office:value-type="float" office:value="2.329315" calcext:value-type="float">
            <text:p>2.329315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46037" calcext:value-type="float">
            <text:p>1.046037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2.287544" calcext:value-type="float">
            <text:p>2.287544</text:p>
          </table:table-cell>
          <table:table-cell table:number-columns-repeated="4"/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1.184422" calcext:value-type="float">
            <text:p>1.184422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081871" calcext:value-type="float">
            <text:p>1.081871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847333" calcext:value-type="float">
            <text:p>2.84733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67907" calcext:value-type="float">
            <text:p>2.767907</text:p>
          </table:table-cell>
          <table:table-cell table:number-columns-repeated="4"/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2.588531" calcext:value-type="float">
            <text:p>2.58853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244523" calcext:value-type="float">
            <text:p>2.24452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912753" calcext:value-type="float">
            <text:p>1.91275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087861" calcext:value-type="float">
            <text:p>1.087861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737601" calcext:value-type="float">
            <text:p>0.737601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89807" calcext:value-type="float">
            <text:p>0.89807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50205" calcext:value-type="float">
            <text:p>0.85020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11819" calcext:value-type="float">
            <text:p>1.011819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54632" calcext:value-type="float">
            <text:p>0.854632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0882" calcext:value-type="float">
            <text:p>1.000882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877392" calcext:value-type="float">
            <text:p>0.877392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736196" calcext:value-type="float">
            <text:p>0.736196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77965" calcext:value-type="float">
            <text:p>0.777965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47913" calcext:value-type="float">
            <text:p>0.947913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911507" calcext:value-type="float">
            <text:p>0.911507</text:p>
          </table:table-cell>
          <table:table-cell table:number-columns-repeated="4"/>
        </table:table-row>
        <table:table-row table:style-name="ro2">
          <table:table-cell office:value-type="float" office:value="0.02927" calcext:value-type="float">
            <text:p>0.02927</text:p>
          </table:table-cell>
          <table:table-cell office:value-type="float" office:value="0.7038" calcext:value-type="float">
            <text:p>0.7038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49633" calcext:value-type="float">
            <text:p>0.649633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5781" calcext:value-type="float">
            <text:p>0.75781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1057" calcext:value-type="float">
            <text:p>0.71057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8583" calcext:value-type="float">
            <text:p>0.88583</text:p>
          </table:table-cell>
          <table:table-cell table:number-columns-repeated="4"/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642237" calcext:value-type="float">
            <text:p>0.642237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978795" calcext:value-type="float">
            <text:p>1.978795</text:p>
          </table:table-cell>
          <table:table-cell table:number-columns-repeated="4"/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1.193641" calcext:value-type="float">
            <text:p>1.193641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30935" calcext:value-type="float">
            <text:p>0.73093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2653" calcext:value-type="float">
            <text:p>0.79265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356661" calcext:value-type="float">
            <text:p>1.356661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2.192596" calcext:value-type="float">
            <text:p>2.192596</text:p>
          </table:table-cell>
          <table:table-cell table:number-columns-repeated="4"/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4343" calcext:value-type="float">
            <text:p>2.1434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3.279779" calcext:value-type="float">
            <text:p>3.279779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436349" calcext:value-type="float">
            <text:p>1.43634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484786" calcext:value-type="float">
            <text:p>1.484786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85109" calcext:value-type="float">
            <text:p>0.8510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2682" calcext:value-type="float">
            <text:p>0.8268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48018" calcext:value-type="float">
            <text:p>0.748018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2.685563" calcext:value-type="float">
            <text:p>2.685563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99477" calcext:value-type="float">
            <text:p>0.699477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350255" calcext:value-type="float">
            <text:p>1.350255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2445" calcext:value-type="float">
            <text:p>0.772445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206193" calcext:value-type="float">
            <text:p>1.20619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87966" calcext:value-type="float">
            <text:p>0.787966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481244" calcext:value-type="float">
            <text:p>1.481244</text:p>
          </table:table-cell>
          <table:table-cell table:number-columns-repeated="4"/>
        </table:table-row>
        <table:table-row table:style-name="ro2">
          <table:table-cell office:value-type="float" office:value="0.032292" calcext:value-type="float">
            <text:p>0.032292</text:p>
          </table:table-cell>
          <table:table-cell office:value-type="float" office:value="0.790466" calcext:value-type="float">
            <text:p>0.790466</text:p>
          </table:table-cell>
          <table:table-cell table:number-columns-repeated="4"/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0.861351" calcext:value-type="float">
            <text:p>0.861351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05779" calcext:value-type="float">
            <text:p>0.705779</text:p>
          </table:table-cell>
          <table:table-cell table:number-columns-repeated="4"/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607758" calcext:value-type="float">
            <text:p>0.607758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64477" calcext:value-type="float">
            <text:p>0.66447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21976" calcext:value-type="float">
            <text:p>0.721976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0.613279" calcext:value-type="float">
            <text:p>0.613279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688122" calcext:value-type="float">
            <text:p>0.688122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764268" calcext:value-type="float">
            <text:p>0.764268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077757" calcext:value-type="float">
            <text:p>1.077757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7385" calcext:value-type="float">
            <text:p>0.97385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214527" calcext:value-type="float">
            <text:p>1.214527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5385" calcext:value-type="float">
            <text:p>1.15385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61453" calcext:value-type="float">
            <text:p>1.26145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63277" calcext:value-type="float">
            <text:p>1.063277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1.017549" calcext:value-type="float">
            <text:p>1.017549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12705" calcext:value-type="float">
            <text:p>0.912705</text:p>
          </table:table-cell>
          <table:table-cell table:number-columns-repeated="4"/>
        </table:table-row>
        <table:table-row table:style-name="ro2">
          <table:table-cell office:value-type="float" office:value="0.030364" calcext:value-type="float">
            <text:p>0.030364</text:p>
          </table:table-cell>
          <table:table-cell office:value-type="float" office:value="2.356189" calcext:value-type="float">
            <text:p>2.356189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88119" calcext:value-type="float">
            <text:p>1.488119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429109" calcext:value-type="float">
            <text:p>1.429109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65204" calcext:value-type="float">
            <text:p>1.265204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4057" calcext:value-type="float">
            <text:p>0.74057</text:p>
          </table:table-cell>
          <table:table-cell table:number-columns-repeated="4"/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0.6188" calcext:value-type="float">
            <text:p>0.6188</text:p>
          </table:table-cell>
          <table:table-cell table:number-columns-repeated="4"/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621195" calcext:value-type="float">
            <text:p>0.621195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733435" calcext:value-type="float">
            <text:p>0.733435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61195" calcext:value-type="float">
            <text:p>0.661195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862129" calcext:value-type="float">
            <text:p>1.86212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45362" calcext:value-type="float">
            <text:p>0.745362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28851" calcext:value-type="float">
            <text:p>0.728851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  <table:table-cell table:number-columns-repeated="4"/>
        </table:table-row>
        <table:table-row table:style-name="ro2">
          <table:table-cell office:value-type="float" office:value="0.029531" calcext:value-type="float">
            <text:p>0.029531</text:p>
          </table:table-cell>
          <table:table-cell office:value-type="float" office:value="0.730413" calcext:value-type="float">
            <text:p>0.730413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717914" calcext:value-type="float">
            <text:p>0.717914</text:p>
          </table:table-cell>
          <table:table-cell table:number-columns-repeated="4"/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0.884372" calcext:value-type="float">
            <text:p>0.884372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27966" calcext:value-type="float">
            <text:p>0.627966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11092" calcext:value-type="float">
            <text:p>0.611092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985152" calcext:value-type="float">
            <text:p>0.985152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57705" calcext:value-type="float">
            <text:p>0.957705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967809" calcext:value-type="float">
            <text:p>0.967809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993378" calcext:value-type="float">
            <text:p>1.993378</text:p>
          </table:table-cell>
          <table:table-cell table:number-columns-repeated="4"/>
        </table:table-row>
        <table:table-row table:style-name="ro2">
          <table:table-cell office:value-type="float" office:value="0.028021" calcext:value-type="float">
            <text:p>0.028021</text:p>
          </table:table-cell>
          <table:table-cell office:value-type="float" office:value="0.803278" calcext:value-type="float">
            <text:p>0.803278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1583" calcext:value-type="float">
            <text:p>0.81583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874528" calcext:value-type="float">
            <text:p>0.874528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846664" calcext:value-type="float">
            <text:p>0.846664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2705" calcext:value-type="float">
            <text:p>0.882705</text:p>
          </table:table-cell>
          <table:table-cell table:number-columns-repeated="4"/>
        </table:table-row>
        <table:table-row table:style-name="ro2">
          <table:table-cell office:value-type="float" office:value="0.030261" calcext:value-type="float">
            <text:p>0.030261</text:p>
          </table:table-cell>
          <table:table-cell office:value-type="float" office:value="0.91208" calcext:value-type="float">
            <text:p>0.91208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2.534574" calcext:value-type="float">
            <text:p>2.534574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49109" calcext:value-type="float">
            <text:p>1.249109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35725" calcext:value-type="float">
            <text:p>1.135725</text:p>
          </table:table-cell>
          <table:table-cell table:number-columns-repeated="4"/>
        </table:table-row>
        <table:table-row table:style-name="ro2">
          <table:table-cell office:value-type="float" office:value="0.029843" calcext:value-type="float">
            <text:p>0.029843</text:p>
          </table:table-cell>
          <table:table-cell office:value-type="float" office:value="1.908274" calcext:value-type="float">
            <text:p>1.908274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832337" calcext:value-type="float">
            <text:p>1.832337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440099" calcext:value-type="float">
            <text:p>1.440099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66298" calcext:value-type="float">
            <text:p>0.966298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809997" calcext:value-type="float">
            <text:p>0.809997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99163" calcext:value-type="float">
            <text:p>0.999163</text:p>
          </table:table-cell>
          <table:table-cell table:number-columns-repeated="4"/>
        </table:table-row>
        <table:table-row table:style-name="ro2">
          <table:table-cell office:value-type="float" office:value="0.028854" calcext:value-type="float">
            <text:p>0.028854</text:p>
          </table:table-cell>
          <table:table-cell office:value-type="float" office:value="1.997232" calcext:value-type="float">
            <text:p>1.99723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7549" calcext:value-type="float">
            <text:p>1.007549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18641" calcext:value-type="float">
            <text:p>1.118641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893018" calcext:value-type="float">
            <text:p>0.893018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972496" calcext:value-type="float">
            <text:p>0.972496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2029" calcext:value-type="float">
            <text:p>0.732029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12445" calcext:value-type="float">
            <text:p>0.612445</text:p>
          </table:table-cell>
          <table:table-cell table:number-columns-repeated="4"/>
        </table:table-row>
        <table:table-row table:style-name="ro2">
          <table:table-cell office:value-type="float" office:value="0.027916" calcext:value-type="float">
            <text:p>0.027916</text:p>
          </table:table-cell>
          <table:table-cell office:value-type="float" office:value="0.778122" calcext:value-type="float">
            <text:p>0.77812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32081" calcext:value-type="float">
            <text:p>0.732081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62057" calcext:value-type="float">
            <text:p>0.62057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52602" calcext:value-type="float">
            <text:p>0.652602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1977" calcext:value-type="float">
            <text:p>0.721977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759736" calcext:value-type="float">
            <text:p>0.759736</text:p>
          </table:table-cell>
          <table:table-cell table:number-columns-repeated="4"/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0.970413" calcext:value-type="float">
            <text:p>0.97041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014215" calcext:value-type="float">
            <text:p>1.014215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4.61191" calcext:value-type="float">
            <text:p>4.61191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785566" calcext:value-type="float">
            <text:p>1.785566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6.277685" calcext:value-type="float">
            <text:p>6.277685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2.034211" calcext:value-type="float">
            <text:p>2.034211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2.01119" calcext:value-type="float">
            <text:p>2.0111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182548" calcext:value-type="float">
            <text:p>1.182548</text:p>
          </table:table-cell>
          <table:table-cell table:number-columns-repeated="4"/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1.122079" calcext:value-type="float">
            <text:p>1.12207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33173" calcext:value-type="float">
            <text:p>1.13317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49163" calcext:value-type="float">
            <text:p>0.94916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8121" calcext:value-type="float">
            <text:p>1.008121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006455" calcext:value-type="float">
            <text:p>1.006455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77027" calcext:value-type="float">
            <text:p>1.077027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57392" calcext:value-type="float">
            <text:p>1.05739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149891" calcext:value-type="float">
            <text:p>1.14989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97444" calcext:value-type="float">
            <text:p>0.997444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1.106663" calcext:value-type="float">
            <text:p>1.106663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0.843799" calcext:value-type="float">
            <text:p>0.843799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33433" calcext:value-type="float">
            <text:p>1.03343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2028" calcext:value-type="float">
            <text:p>0.982028</text:p>
          </table:table-cell>
          <table:table-cell table:number-columns-repeated="4"/>
        </table:table-row>
        <table:table-row table:style-name="ro2">
          <table:table-cell office:value-type="float" office:value="0.029011" calcext:value-type="float">
            <text:p>0.029011</text:p>
          </table:table-cell>
          <table:table-cell office:value-type="float" office:value="2.602751" calcext:value-type="float">
            <text:p>2.602751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36819" calcext:value-type="float">
            <text:p>0.936819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08642" calcext:value-type="float">
            <text:p>0.908642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998538" calcext:value-type="float">
            <text:p>0.998538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073121" calcext:value-type="float">
            <text:p>1.073121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1.376818" calcext:value-type="float">
            <text:p>1.376818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2.029992" calcext:value-type="float">
            <text:p>2.02999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401453" calcext:value-type="float">
            <text:p>1.401453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2.050045" calcext:value-type="float">
            <text:p>2.050045</text:p>
          </table:table-cell>
          <table:table-cell table:number-columns-repeated="4"/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1.96468" calcext:value-type="float">
            <text:p>1.96468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3.428216" calcext:value-type="float">
            <text:p>3.428216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19997" calcext:value-type="float">
            <text:p>0.919997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790257" calcext:value-type="float">
            <text:p>0.790257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793122" calcext:value-type="float">
            <text:p>0.793122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0.791456" calcext:value-type="float">
            <text:p>0.791456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981142" calcext:value-type="float">
            <text:p>0.98114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2.018221" calcext:value-type="float">
            <text:p>2.018221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25726" calcext:value-type="float">
            <text:p>0.825726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672758" calcext:value-type="float">
            <text:p>0.672758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768539" calcext:value-type="float">
            <text:p>0.768539</text:p>
          </table:table-cell>
          <table:table-cell table:number-columns-repeated="4"/>
        </table:table-row>
        <table:table-row table:style-name="ro2">
          <table:table-cell office:value-type="float" office:value="0.060833" calcext:value-type="float">
            <text:p>0.060833</text:p>
          </table:table-cell>
          <table:table-cell office:value-type="float" office:value="0.716404" calcext:value-type="float">
            <text:p>0.716404</text:p>
          </table:table-cell>
          <table:table-cell table:number-columns-repeated="4"/>
        </table:table-row>
        <table:table-row table:style-name="ro2">
          <table:table-cell office:value-type="float" office:value="0.031718" calcext:value-type="float">
            <text:p>0.031718</text:p>
          </table:table-cell>
          <table:table-cell office:value-type="float" office:value="1.956971" calcext:value-type="float">
            <text:p>1.956971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0.957236" calcext:value-type="float">
            <text:p>0.957236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0.88208" calcext:value-type="float">
            <text:p>0.88208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714477" calcext:value-type="float">
            <text:p>0.714477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291" calcext:value-type="float">
            <text:p>1.62291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46088" calcext:value-type="float">
            <text:p>1.46088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959945" calcext:value-type="float">
            <text:p>0.95994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09265" calcext:value-type="float">
            <text:p>1.409265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2.251606" calcext:value-type="float">
            <text:p>2.251606</text:p>
          </table:table-cell>
          <table:table-cell table:number-columns-repeated="4"/>
        </table:table-row>
        <table:table-row table:style-name="ro2">
          <table:table-cell office:value-type="float" office:value="0.024427" calcext:value-type="float">
            <text:p>0.024427</text:p>
          </table:table-cell>
          <table:table-cell office:value-type="float" office:value="1.52588" calcext:value-type="float">
            <text:p>1.52588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3.149259" calcext:value-type="float">
            <text:p>3.149259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2.200877" calcext:value-type="float">
            <text:p>2.200877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1.117652" calcext:value-type="float">
            <text:p>1.11765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2.266137" calcext:value-type="float">
            <text:p>2.266137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92445" calcext:value-type="float">
            <text:p>0.79244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0156" calcext:value-type="float">
            <text:p>0.70156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74057" calcext:value-type="float">
            <text:p>0.74057</text:p>
          </table:table-cell>
          <table:table-cell table:number-columns-repeated="4"/>
        </table:table-row>
        <table:table-row table:style-name="ro2">
          <table:table-cell office:value-type="float" office:value="0.024999" calcext:value-type="float">
            <text:p>0.024999</text:p>
          </table:table-cell>
          <table:table-cell office:value-type="float" office:value="0.622081" calcext:value-type="float">
            <text:p>0.622081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0.624165" calcext:value-type="float">
            <text:p>0.624165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0.750101" calcext:value-type="float">
            <text:p>0.750101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624373" calcext:value-type="float">
            <text:p>0.624373</text:p>
          </table:table-cell>
          <table:table-cell table:number-columns-repeated="4"/>
        </table:table-row>
        <table:table-row table:style-name="ro2">
          <table:table-cell office:value-type="float" office:value="0.033854" calcext:value-type="float">
            <text:p>0.033854</text:p>
          </table:table-cell>
          <table:table-cell office:value-type="float" office:value="1.912336" calcext:value-type="float">
            <text:p>1.912336</text:p>
          </table:table-cell>
          <table:table-cell table:number-columns-repeated="4"/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724008" calcext:value-type="float">
            <text:p>0.724008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158954" calcext:value-type="float">
            <text:p>1.158954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723487" calcext:value-type="float">
            <text:p>0.723487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618331" calcext:value-type="float">
            <text:p>0.618331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656247" calcext:value-type="float">
            <text:p>0.656247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20362" calcext:value-type="float">
            <text:p>0.720362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15571" calcext:value-type="float">
            <text:p>0.615571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0.657341" calcext:value-type="float">
            <text:p>0.657341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721664" calcext:value-type="float">
            <text:p>0.72166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620987" calcext:value-type="float">
            <text:p>0.620987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798487" calcext:value-type="float">
            <text:p>0.798487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706195" calcext:value-type="float">
            <text:p>0.70619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1244" calcext:value-type="float">
            <text:p>1.621244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986242" calcext:value-type="float">
            <text:p>1.98624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673644" calcext:value-type="float">
            <text:p>0.673644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1.164058" calcext:value-type="float">
            <text:p>1.164058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2.532542" calcext:value-type="float">
            <text:p>2.532542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1.804056" calcext:value-type="float">
            <text:p>1.804056</text:p>
          </table:table-cell>
          <table:table-cell table:number-columns-repeated="4"/>
        </table:table-row>
        <table:table-row table:style-name="ro2">
          <table:table-cell office:value-type="float" office:value="0.026718" calcext:value-type="float">
            <text:p>0.026718</text:p>
          </table:table-cell>
          <table:table-cell office:value-type="float" office:value="0.914788" calcext:value-type="float">
            <text:p>0.914788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06037" calcext:value-type="float">
            <text:p>1.206037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8114" calcext:value-type="float">
            <text:p>1.8114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12411" calcext:value-type="float">
            <text:p>1.12411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33121" calcext:value-type="float">
            <text:p>1.133121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238693" calcext:value-type="float">
            <text:p>1.238693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083069" calcext:value-type="float">
            <text:p>1.083069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034163" calcext:value-type="float">
            <text:p>1.034163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833538" calcext:value-type="float">
            <text:p>0.833538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34476" calcext:value-type="float">
            <text:p>1.034476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0.870778" calcext:value-type="float">
            <text:p>0.870778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547129" calcext:value-type="float">
            <text:p>1.547129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535776" calcext:value-type="float">
            <text:p>1.535776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695097" calcext:value-type="float">
            <text:p>1.695097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384474" calcext:value-type="float">
            <text:p>1.384474</text:p>
          </table:table-cell>
          <table:table-cell table:number-columns-repeated="4"/>
        </table:table-row>
        <table:table-row table:style-name="ro2">
          <table:table-cell office:value-type="float" office:value="0.03849" calcext:value-type="float">
            <text:p>0.03849</text:p>
          </table:table-cell>
          <table:table-cell office:value-type="float" office:value="2.007962" calcext:value-type="float">
            <text:p>2.00796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036971" calcext:value-type="float">
            <text:p>2.036971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9364" calcext:value-type="float">
            <text:p>1.69364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563067" calcext:value-type="float">
            <text:p>1.563067</text:p>
          </table:table-cell>
          <table:table-cell table:number-columns-repeated="4"/>
        </table:table-row>
        <table:table-row table:style-name="ro2">
          <table:table-cell office:value-type="float" office:value="0.02552" calcext:value-type="float">
            <text:p>0.02552</text:p>
          </table:table-cell>
          <table:table-cell office:value-type="float" office:value="1.202391" calcext:value-type="float">
            <text:p>1.202391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41872" calcext:value-type="float">
            <text:p>0.74187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11924" calcext:value-type="float">
            <text:p>0.71192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928434" calcext:value-type="float">
            <text:p>0.928434</text:p>
          </table:table-cell>
          <table:table-cell table:number-columns-repeated="4"/>
        </table:table-row>
        <table:table-row table:style-name="ro2">
          <table:table-cell office:value-type="float" office:value="0.073906" calcext:value-type="float">
            <text:p>0.073906</text:p>
          </table:table-cell>
          <table:table-cell office:value-type="float" office:value="0.904997" calcext:value-type="float">
            <text:p>0.904997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58069" calcext:value-type="float">
            <text:p>1.158069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8382" calcext:value-type="float">
            <text:p>0.858382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1.166662" calcext:value-type="float">
            <text:p>1.166662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2079" calcext:value-type="float">
            <text:p>1.082079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88486" calcext:value-type="float">
            <text:p>1.088486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939059" calcext:value-type="float">
            <text:p>0.939059</text:p>
          </table:table-cell>
          <table:table-cell table:number-columns-repeated="4"/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091402" calcext:value-type="float">
            <text:p>1.091402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78121" calcext:value-type="float">
            <text:p>0.978121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30934" calcext:value-type="float">
            <text:p>1.030934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3.576184" calcext:value-type="float">
            <text:p>3.576184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29005" calcext:value-type="float">
            <text:p>1.529005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229575" calcext:value-type="float">
            <text:p>2.22957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445616" calcext:value-type="float">
            <text:p>2.445616</text:p>
          </table:table-cell>
          <table:table-cell table:number-columns-repeated="4"/>
        </table:table-row>
        <table:table-row table:style-name="ro2">
          <table:table-cell office:value-type="float" office:value="0.026562" calcext:value-type="float">
            <text:p>0.026562</text:p>
          </table:table-cell>
          <table:table-cell office:value-type="float" office:value="1.858951" calcext:value-type="float">
            <text:p>1.858951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510515" calcext:value-type="float">
            <text:p>1.510515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2.364158" calcext:value-type="float">
            <text:p>2.364158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995205" calcext:value-type="float">
            <text:p>0.995205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04839" calcext:value-type="float">
            <text:p>1.104839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2.513637" calcext:value-type="float">
            <text:p>2.513637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969992" calcext:value-type="float">
            <text:p>1.969992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768171" calcext:value-type="float">
            <text:p>1.768171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1.207703" calcext:value-type="float">
            <text:p>1.207703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3.216811" calcext:value-type="float">
            <text:p>3.216811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144423" calcext:value-type="float">
            <text:p>1.14442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41976" calcext:value-type="float">
            <text:p>0.941976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935096" calcext:value-type="float">
            <text:p>1.935096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630355" calcext:value-type="float">
            <text:p>2.630355</text:p>
          </table:table-cell>
          <table:table-cell table:number-columns-repeated="4"/>
        </table:table-row>
        <table:table-row table:style-name="ro2">
          <table:table-cell office:value-type="float" office:value="0.026094" calcext:value-type="float">
            <text:p>0.026094</text:p>
          </table:table-cell>
          <table:table-cell office:value-type="float" office:value="1.857337" calcext:value-type="float">
            <text:p>1.857337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2.413532" calcext:value-type="float">
            <text:p>2.413532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824421" calcext:value-type="float">
            <text:p>1.824421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43114" calcext:value-type="float">
            <text:p>1.43114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733535" calcext:value-type="float">
            <text:p>1.733535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107184" calcext:value-type="float">
            <text:p>1.107184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929631" calcext:value-type="float">
            <text:p>0.929631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32914" calcext:value-type="float">
            <text:p>0.83291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877809" calcext:value-type="float">
            <text:p>0.87780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2.099471" calcext:value-type="float">
            <text:p>2.099471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0.747185" calcext:value-type="float">
            <text:p>0.747185</text:p>
          </table:table-cell>
          <table:table-cell table:number-columns-repeated="4"/>
        </table:table-row>
        <table:table-row table:style-name="ro2">
          <table:table-cell office:value-type="float" office:value="0.024584" calcext:value-type="float">
            <text:p>0.024584</text:p>
          </table:table-cell>
          <table:table-cell office:value-type="float" office:value="2.327283" calcext:value-type="float">
            <text:p>2.32728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276" calcext:value-type="float">
            <text:p>1.0276</text:p>
          </table:table-cell>
          <table:table-cell table:number-columns-repeated="4"/>
        </table:table-row>
        <table:table-row table:style-name="ro2">
          <table:table-cell office:value-type="float" office:value="0.026093" calcext:value-type="float">
            <text:p>0.026093</text:p>
          </table:table-cell>
          <table:table-cell office:value-type="float" office:value="0.969997" calcext:value-type="float">
            <text:p>0.969997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852653" calcext:value-type="float">
            <text:p>0.852653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0.823174" calcext:value-type="float">
            <text:p>0.823174</text:p>
          </table:table-cell>
          <table:table-cell table:number-columns-repeated="4"/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0.862028" calcext:value-type="float">
            <text:p>0.862028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0.999631" calcext:value-type="float">
            <text:p>0.999631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42965" calcext:value-type="float">
            <text:p>1.142965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0234" calcext:value-type="float">
            <text:p>0.90234</text:p>
          </table:table-cell>
          <table:table-cell table:number-columns-repeated="4"/>
        </table:table-row>
        <table:table-row table:style-name="ro2">
          <table:table-cell office:value-type="float" office:value="0.033437" calcext:value-type="float">
            <text:p>0.033437</text:p>
          </table:table-cell>
          <table:table-cell office:value-type="float" office:value="1.066194" calcext:value-type="float">
            <text:p>1.066194</text:p>
          </table:table-cell>
          <table:table-cell table:number-columns-repeated="4"/>
        </table:table-row>
        <table:table-row table:style-name="ro2">
          <table:table-cell office:value-type="float" office:value="0.042552" calcext:value-type="float">
            <text:p>0.042552</text:p>
          </table:table-cell>
          <table:table-cell office:value-type="float" office:value="1.014163" calcext:value-type="float">
            <text:p>1.014163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383484" calcext:value-type="float">
            <text:p>1.383484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41297" calcext:value-type="float">
            <text:p>1.341297</text:p>
          </table:table-cell>
          <table:table-cell table:number-columns-repeated="4"/>
        </table:table-row>
        <table:table-row table:style-name="ro2">
          <table:table-cell office:value-type="float" office:value="0.03526" calcext:value-type="float">
            <text:p>0.03526</text:p>
          </table:table-cell>
          <table:table-cell office:value-type="float" office:value="1.456245" calcext:value-type="float">
            <text:p>1.456245</text:p>
          </table:table-cell>
          <table:table-cell table:number-columns-repeated="4"/>
        </table:table-row>
        <table:table-row table:style-name="ro2">
          <table:table-cell office:value-type="float" office:value="0.026406" calcext:value-type="float">
            <text:p>0.026406</text:p>
          </table:table-cell>
          <table:table-cell office:value-type="float" office:value="1.131923" calcext:value-type="float">
            <text:p>1.131923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1.159943" calcext:value-type="float">
            <text:p>1.159943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3.050926" calcext:value-type="float">
            <text:p>3.050926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28119" calcext:value-type="float">
            <text:p>1.62811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500776" calcext:value-type="float">
            <text:p>1.500776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421869" calcext:value-type="float">
            <text:p>1.421869</text:p>
          </table:table-cell>
          <table:table-cell table:number-columns-repeated="4"/>
        </table:table-row>
        <table:table-row table:style-name="ro2">
          <table:table-cell office:value-type="float" office:value="0.024114" calcext:value-type="float">
            <text:p>0.024114</text:p>
          </table:table-cell>
          <table:table-cell office:value-type="float" office:value="1.112809" calcext:value-type="float">
            <text:p>1.112809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68955" calcext:value-type="float">
            <text:p>0.868955</text:p>
          </table:table-cell>
          <table:table-cell table:number-columns-repeated="4"/>
        </table:table-row>
        <table:table-row table:style-name="ro2">
          <table:table-cell office:value-type="float" office:value="0.027917" calcext:value-type="float">
            <text:p>0.027917</text:p>
          </table:table-cell>
          <table:table-cell office:value-type="float" office:value="1.021715" calcext:value-type="float">
            <text:p>1.02171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870361" calcext:value-type="float">
            <text:p>0.870361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72392" calcext:value-type="float">
            <text:p>0.97239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856612" calcext:value-type="float">
            <text:p>0.856612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19735" calcext:value-type="float">
            <text:p>1.019735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996559" calcext:value-type="float">
            <text:p>0.996559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23437" calcext:value-type="float">
            <text:p>1.23437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1455" calcext:value-type="float">
            <text:p>0.93145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024423" calcext:value-type="float">
            <text:p>1.024423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0.829268" calcext:value-type="float">
            <text:p>0.829268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54579" calcext:value-type="float">
            <text:p>1.154579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5882" calcext:value-type="float">
            <text:p>0.935882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578167" calcext:value-type="float">
            <text:p>2.578167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133694" calcext:value-type="float">
            <text:p>1.133694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26937" calcext:value-type="float">
            <text:p>1.26937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386453" calcext:value-type="float">
            <text:p>1.386453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446037" calcext:value-type="float">
            <text:p>1.44603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584785" calcext:value-type="float">
            <text:p>1.584785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264735" calcext:value-type="float">
            <text:p>1.264735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2.145461" calcext:value-type="float">
            <text:p>2.145461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3.083842" calcext:value-type="float">
            <text:p>3.083842</text:p>
          </table:table-cell>
          <table:table-cell table:number-columns-repeated="4"/>
        </table:table-row>
        <table:table-row table:style-name="ro2">
          <table:table-cell office:value-type="float" office:value="0.026145" calcext:value-type="float">
            <text:p>0.026145</text:p>
          </table:table-cell>
          <table:table-cell office:value-type="float" office:value="2.607178" calcext:value-type="float">
            <text:p>2.607178</text:p>
          </table:table-cell>
          <table:table-cell table:number-columns-repeated="4"/>
        </table:table-row>
        <table:table-row table:style-name="ro2">
          <table:table-cell office:value-type="float" office:value="0.025938" calcext:value-type="float">
            <text:p>0.025938</text:p>
          </table:table-cell>
          <table:table-cell office:value-type="float" office:value="0.999007" calcext:value-type="float">
            <text:p>0.999007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008329" calcext:value-type="float">
            <text:p>1.008329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914059" calcext:value-type="float">
            <text:p>0.914059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83807" calcext:value-type="float">
            <text:p>0.8380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0432" calcext:value-type="float">
            <text:p>0.90432</text:p>
          </table:table-cell>
          <table:table-cell table:number-columns-repeated="4"/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0.884527" calcext:value-type="float">
            <text:p>0.884527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2.364679" calcext:value-type="float">
            <text:p>2.364679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65257" calcext:value-type="float">
            <text:p>0.86525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984" calcext:value-type="float">
            <text:p>0.98984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911872" calcext:value-type="float">
            <text:p>0.911872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0986" calcext:value-type="float">
            <text:p>0.850986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0.875934" calcext:value-type="float">
            <text:p>0.875934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1.165569" calcext:value-type="float">
            <text:p>1.165569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371606" calcext:value-type="float">
            <text:p>2.371606</text:p>
          </table:table-cell>
          <table:table-cell table:number-columns-repeated="4"/>
        </table:table-row>
        <table:table-row table:style-name="ro2">
          <table:table-cell office:value-type="float" office:value="0.026407" calcext:value-type="float">
            <text:p>0.026407</text:p>
          </table:table-cell>
          <table:table-cell office:value-type="float" office:value="1.112495" calcext:value-type="float">
            <text:p>1.112495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167861" calcext:value-type="float">
            <text:p>1.167861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01243" calcext:value-type="float">
            <text:p>1.701243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600411" calcext:value-type="float">
            <text:p>1.600411</text:p>
          </table:table-cell>
          <table:table-cell table:number-columns-repeated="4"/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1.829316" calcext:value-type="float">
            <text:p>1.829316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4.133161" calcext:value-type="float">
            <text:p>4.133161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701344" calcext:value-type="float">
            <text:p>2.701344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070101" calcext:value-type="float">
            <text:p>1.070101</text:p>
          </table:table-cell>
          <table:table-cell table:number-columns-repeated="4"/>
        </table:table-row>
        <table:table-row table:style-name="ro2">
          <table:table-cell office:value-type="float" office:value="0.028176" calcext:value-type="float">
            <text:p>0.028176</text:p>
          </table:table-cell>
          <table:table-cell office:value-type="float" office:value="0.98734" calcext:value-type="float">
            <text:p>0.98734</text:p>
          </table:table-cell>
          <table:table-cell table:number-columns-repeated="4"/>
        </table:table-row>
        <table:table-row table:style-name="ro2">
          <table:table-cell office:value-type="float" office:value="0.026146" calcext:value-type="float">
            <text:p>0.026146</text:p>
          </table:table-cell>
          <table:table-cell office:value-type="float" office:value="1.000777" calcext:value-type="float">
            <text:p>1.000777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0.974267" calcext:value-type="float">
            <text:p>0.974267</text:p>
          </table:table-cell>
          <table:table-cell table:number-columns-repeated="4"/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0.717081" calcext:value-type="float">
            <text:p>0.717081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737549" calcext:value-type="float">
            <text:p>0.737549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051038" calcext:value-type="float">
            <text:p>1.051038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10466" calcext:value-type="float">
            <text:p>0.710466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360307" calcext:value-type="float">
            <text:p>1.36030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19685" calcext:value-type="float">
            <text:p>0.819685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2.197179" calcext:value-type="float">
            <text:p>2.19717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788643" calcext:value-type="float">
            <text:p>0.788643</text:p>
          </table:table-cell>
          <table:table-cell table:number-columns-repeated="4"/>
        </table:table-row>
        <table:table-row table:style-name="ro2">
          <table:table-cell office:value-type="float" office:value="0.023958" calcext:value-type="float">
            <text:p>0.023958</text:p>
          </table:table-cell>
          <table:table-cell office:value-type="float" office:value="0.968017" calcext:value-type="float">
            <text:p>0.968017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919372" calcext:value-type="float">
            <text:p>0.91937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969683" calcext:value-type="float">
            <text:p>0.969683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113798" calcext:value-type="float">
            <text:p>1.113798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025309" calcext:value-type="float">
            <text:p>1.025309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372703" calcext:value-type="float">
            <text:p>1.372703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983322" calcext:value-type="float">
            <text:p>2.983322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2.813167" calcext:value-type="float">
            <text:p>2.813167</text:p>
          </table:table-cell>
          <table:table-cell table:number-columns-repeated="4"/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1.132339" calcext:value-type="float">
            <text:p>1.132339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4.417327" calcext:value-type="float">
            <text:p>4.417327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08848" calcext:value-type="float">
            <text:p>1.608848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250877" calcext:value-type="float">
            <text:p>2.250877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070249" calcext:value-type="float">
            <text:p>3.070249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563276" calcext:value-type="float">
            <text:p>1.563276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78798" calcext:value-type="float">
            <text:p>0.878798</text:p>
          </table:table-cell>
          <table:table-cell table:number-columns-repeated="4"/>
        </table:table-row>
        <table:table-row table:style-name="ro2">
          <table:table-cell office:value-type="float" office:value="0.025886" calcext:value-type="float">
            <text:p>0.025886</text:p>
          </table:table-cell>
          <table:table-cell office:value-type="float" office:value="1.125309" calcext:value-type="float">
            <text:p>1.125309</text:p>
          </table:table-cell>
          <table:table-cell table:number-columns-repeated="4"/>
        </table:table-row>
        <table:table-row table:style-name="ro2">
          <table:table-cell office:value-type="float" office:value="0.026301" calcext:value-type="float">
            <text:p>0.026301</text:p>
          </table:table-cell>
          <table:table-cell office:value-type="float" office:value="0.85833" calcext:value-type="float">
            <text:p>0.85833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145725" calcext:value-type="float">
            <text:p>1.145725</text:p>
          </table:table-cell>
          <table:table-cell table:number-columns-repeated="4"/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850778" calcext:value-type="float">
            <text:p>0.850778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093433" calcext:value-type="float">
            <text:p>1.093433</text:p>
          </table:table-cell>
          <table:table-cell table:number-columns-repeated="4"/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0.859788" calcext:value-type="float">
            <text:p>0.859788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2.302492" calcext:value-type="float">
            <text:p>2.302492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16662" calcext:value-type="float">
            <text:p>1.116662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061194" calcext:value-type="float">
            <text:p>1.061194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13798" calcext:value-type="float">
            <text:p>1.013798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041767" calcext:value-type="float">
            <text:p>1.041767</text:p>
          </table:table-cell>
          <table:table-cell table:number-columns-repeated="4"/>
        </table:table-row>
        <table:table-row table:style-name="ro2">
          <table:table-cell office:value-type="float" office:value="0.025573" calcext:value-type="float">
            <text:p>0.025573</text:p>
          </table:table-cell>
          <table:table-cell office:value-type="float" office:value="1.524161" calcext:value-type="float">
            <text:p>1.524161</text:p>
          </table:table-cell>
          <table:table-cell table:number-columns-repeated="4"/>
        </table:table-row>
        <table:table-row table:style-name="ro2">
          <table:table-cell office:value-type="float" office:value="0.029896" calcext:value-type="float">
            <text:p>0.029896</text:p>
          </table:table-cell>
          <table:table-cell office:value-type="float" office:value="2.155305" calcext:value-type="float">
            <text:p>2.155305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39524" calcext:value-type="float">
            <text:p>1.839524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3.458372" calcext:value-type="float">
            <text:p>3.458372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2.18119" calcext:value-type="float">
            <text:p>2.18119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778639" calcext:value-type="float">
            <text:p>1.778639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0.779685" calcext:value-type="float">
            <text:p>0.779685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912392" calcext:value-type="float">
            <text:p>0.912392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813539" calcext:value-type="float">
            <text:p>0.813539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2.183429" calcext:value-type="float">
            <text:p>2.183429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1557" calcext:value-type="float">
            <text:p>0.81557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860622" calcext:value-type="float">
            <text:p>0.860622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99475" calcext:value-type="float">
            <text:p>0.899475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852029" calcext:value-type="float">
            <text:p>0.85202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4997" calcext:value-type="float">
            <text:p>0.794997</text:p>
          </table:table-cell>
          <table:table-cell table:number-columns-repeated="4"/>
        </table:table-row>
        <table:table-row table:style-name="ro2">
          <table:table-cell office:value-type="float" office:value="0.030573" calcext:value-type="float">
            <text:p>0.030573</text:p>
          </table:table-cell>
          <table:table-cell office:value-type="float" office:value="0.808434" calcext:value-type="float">
            <text:p>0.808434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7549" calcext:value-type="float">
            <text:p>0.777549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1.143173" calcext:value-type="float">
            <text:p>1.143173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35153" calcext:value-type="float">
            <text:p>0.735153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14266" calcext:value-type="float">
            <text:p>1.314266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18382" calcext:value-type="float">
            <text:p>1.018382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0265" calcext:value-type="float">
            <text:p>1.50265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73265" calcext:value-type="float">
            <text:p>1.7326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889524" calcext:value-type="float">
            <text:p>1.889524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.079007" calcext:value-type="float">
            <text:p>1.079007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3.425664" calcext:value-type="float">
            <text:p>3.425664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899784" calcext:value-type="float">
            <text:p>1.899784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3.810351" calcext:value-type="float">
            <text:p>3.810351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534573" calcext:value-type="float">
            <text:p>2.534573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377235" calcext:value-type="float">
            <text:p>1.377235</text:p>
          </table:table-cell>
          <table:table-cell table:number-columns-repeated="4"/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1.549577" calcext:value-type="float">
            <text:p>1.549577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93182" calcext:value-type="float">
            <text:p>0.93182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90464" calcext:value-type="float">
            <text:p>1.190464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67289" calcext:value-type="float">
            <text:p>0.767289</text:p>
          </table:table-cell>
          <table:table-cell table:number-columns-repeated="4"/>
        </table:table-row>
        <table:table-row table:style-name="ro2">
          <table:table-cell office:value-type="float" office:value="0.024688" calcext:value-type="float">
            <text:p>0.024688</text:p>
          </table:table-cell>
          <table:table-cell office:value-type="float" office:value="1.220256" calcext:value-type="float">
            <text:p>1.220256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781455" calcext:value-type="float">
            <text:p>0.781455</text:p>
          </table:table-cell>
          <table:table-cell table:number-columns-repeated="4"/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259683" calcext:value-type="float">
            <text:p>1.259683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55101" calcext:value-type="float">
            <text:p>0.855101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160564" calcext:value-type="float">
            <text:p>2.160564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51404" calcext:value-type="float">
            <text:p>0.851404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842132" calcext:value-type="float">
            <text:p>0.842132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98486" calcext:value-type="float">
            <text:p>0.898486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133798" calcext:value-type="float">
            <text:p>1.133798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69423" calcext:value-type="float">
            <text:p>0.969423</text:p>
          </table:table-cell>
          <table:table-cell table:number-columns-repeated="4"/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1.009996" calcext:value-type="float">
            <text:p>1.009996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554265" calcext:value-type="float">
            <text:p>1.554265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0.93083" calcext:value-type="float">
            <text:p>0.93083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94681" calcext:value-type="float">
            <text:p>1.794681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3.634622" calcext:value-type="float">
            <text:p>3.63462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9.463937" calcext:value-type="float">
            <text:p>19.463937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879993" calcext:value-type="float">
            <text:p>1.879993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027756" calcext:value-type="float">
            <text:p>1.027756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910097" calcext:value-type="float">
            <text:p>1.910097</text:p>
          </table:table-cell>
          <table:table-cell table:number-columns-repeated="4"/>
        </table:table-row>
        <table:table-row table:style-name="ro2">
          <table:table-cell office:value-type="float" office:value="0.026198" calcext:value-type="float">
            <text:p>0.026198</text:p>
          </table:table-cell>
          <table:table-cell office:value-type="float" office:value="1.445724" calcext:value-type="float">
            <text:p>1.445724</text:p>
          </table:table-cell>
          <table:table-cell table:number-columns-repeated="4"/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2.180044" calcext:value-type="float">
            <text:p>2.180044</text:p>
          </table:table-cell>
          <table:table-cell table:number-columns-repeated="4"/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3.878423" calcext:value-type="float">
            <text:p>3.87842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834052" calcext:value-type="float">
            <text:p>2.834052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797017" calcext:value-type="float">
            <text:p>3.79701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7791" calcext:value-type="float">
            <text:p>1.67791</text:p>
          </table:table-cell>
          <table:table-cell table:number-columns-repeated="4"/>
        </table:table-row>
        <table:table-row table:style-name="ro2">
          <table:table-cell office:value-type="float" office:value="0.030469" calcext:value-type="float">
            <text:p>0.030469</text:p>
          </table:table-cell>
          <table:table-cell office:value-type="float" office:value="1.452807" calcext:value-type="float">
            <text:p>1.452807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924528" calcext:value-type="float">
            <text:p>0.924528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81507" calcext:value-type="float">
            <text:p>0.881507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9083" calcext:value-type="float">
            <text:p>0.79083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100777" calcext:value-type="float">
            <text:p>1.100777</text:p>
          </table:table-cell>
          <table:table-cell table:number-columns-repeated="4"/>
        </table:table-row>
        <table:table-row table:style-name="ro2">
          <table:table-cell office:value-type="float" office:value="0.025937" calcext:value-type="float">
            <text:p>0.025937</text:p>
          </table:table-cell>
          <table:table-cell office:value-type="float" office:value="0.771299" calcext:value-type="float">
            <text:p>0.771299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22911" calcext:value-type="float">
            <text:p>1.22911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13" calcext:value-type="float">
            <text:p>0.7713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222547" calcext:value-type="float">
            <text:p>1.222547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2.04369" calcext:value-type="float">
            <text:p>2.04369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5727" calcext:value-type="float">
            <text:p>0.735727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21714" calcext:value-type="float">
            <text:p>1.221714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779007" calcext:value-type="float">
            <text:p>0.779007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34265" calcext:value-type="float">
            <text:p>1.534265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96559" calcext:value-type="float">
            <text:p>0.996559</text:p>
          </table:table-cell>
          <table:table-cell table:number-columns-repeated="4"/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1.646869" calcext:value-type="float">
            <text:p>1.646869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484526" calcext:value-type="float">
            <text:p>1.484526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763118" calcext:value-type="float">
            <text:p>1.763118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79162" calcext:value-type="float">
            <text:p>1.279162</text:p>
          </table:table-cell>
          <table:table-cell table:number-columns-repeated="4"/>
        </table:table-row>
        <table:table-row table:style-name="ro2">
          <table:table-cell office:value-type="float" office:value="0.025051" calcext:value-type="float">
            <text:p>0.025051</text:p>
          </table:table-cell>
          <table:table-cell office:value-type="float" office:value="1.503588" calcext:value-type="float">
            <text:p>1.503588</text:p>
          </table:table-cell>
          <table:table-cell table:number-columns-repeated="4"/>
        </table:table-row>
        <table:table-row table:style-name="ro2">
          <table:table-cell office:value-type="float" office:value="0.025261" calcext:value-type="float">
            <text:p>0.025261</text:p>
          </table:table-cell>
          <table:table-cell office:value-type="float" office:value="2.229314" calcext:value-type="float">
            <text:p>2.229314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419526" calcext:value-type="float">
            <text:p>1.419526</text:p>
          </table:table-cell>
          <table:table-cell table:number-columns-repeated="4"/>
        </table:table-row>
        <table:table-row table:style-name="ro2">
          <table:table-cell office:value-type="float" office:value="0.024322" calcext:value-type="float">
            <text:p>0.024322</text:p>
          </table:table-cell>
          <table:table-cell office:value-type="float" office:value="1.586974" calcext:value-type="float">
            <text:p>1.586974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41661" calcext:value-type="float">
            <text:p>1.441661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27808" calcext:value-type="float">
            <text:p>1.227808</text:p>
          </table:table-cell>
          <table:table-cell table:number-columns-repeated="4"/>
        </table:table-row>
      </table:table>
      <table:table table:name="DataOnl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ummy Data</text:p>
            <text:p>(Baseline)</text:p>
          </table:table-cell>
          <table:table-cell table:style-name="ce1" office:value-type="string" calcext:value-type="string">
            <text:p>HID Scope </text:p>
            <text:p>(Test)</text:p>
          </table:table-cell>
        </table:table-row>
        <table:table-row table:style-name="ro2">
          <table:table-cell office:value-type="float" office:value="0.028124" calcext:value-type="float">
            <text:p>0.028124</text:p>
          </table:table-cell>
          <table:table-cell office:value-type="float" office:value="2.123481" calcext:value-type="float">
            <text:p>2.123481</text:p>
          </table:table-cell>
        </table:table-row>
        <table:table-row table:style-name="ro2">
          <table:table-cell office:value-type="float" office:value="0.027709" calcext:value-type="float">
            <text:p>0.027709</text:p>
          </table:table-cell>
          <table:table-cell office:value-type="float" office:value="3.913683" calcext:value-type="float">
            <text:p>3.913683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695098" calcext:value-type="float">
            <text:p>1.695098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774421" calcext:value-type="float">
            <text:p>1.774421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122" calcext:value-type="float">
            <text:p>0.823122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957544" calcext:value-type="float">
            <text:p>1.957544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187756" calcext:value-type="float">
            <text:p>1.187756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73956" calcext:value-type="float">
            <text:p>0.773956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54682" calcext:value-type="float">
            <text:p>1.254682</text:p>
          </table:table-cell>
        </table:table-row>
        <table:table-row table:style-name="ro2">
          <table:table-cell office:value-type="float" office:value="0.026614" calcext:value-type="float">
            <text:p>0.026614</text:p>
          </table:table-cell>
          <table:table-cell office:value-type="float" office:value="0.734581" calcext:value-type="float">
            <text:p>0.734581</text:p>
          </table:table-cell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210308" calcext:value-type="float">
            <text:p>1.210308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68851" calcext:value-type="float">
            <text:p>0.768851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994267" calcext:value-type="float">
            <text:p>0.994267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44893" calcext:value-type="float">
            <text:p>0.944893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16663" calcext:value-type="float">
            <text:p>0.816663</text:p>
          </table:table-cell>
        </table:table-row>
        <table:table-row table:style-name="ro2">
          <table:table-cell office:value-type="float" office:value="0.027291" calcext:value-type="float">
            <text:p>0.027291</text:p>
          </table:table-cell>
          <table:table-cell office:value-type="float" office:value="0.764685" calcext:value-type="float">
            <text:p>0.764685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11195" calcext:value-type="float">
            <text:p>0.711195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2705" calcext:value-type="float">
            <text:p>0.892705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9268" calcext:value-type="float">
            <text:p>0.729268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94737" calcext:value-type="float">
            <text:p>0.694737</text:p>
          </table:table-cell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9458" calcext:value-type="float">
            <text:p>0.79458</text:p>
          </table:table-cell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41716" calcext:value-type="float">
            <text:p>0.841716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7411" calcext:value-type="float">
            <text:p>1.07411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40154" calcext:value-type="float">
            <text:p>0.840154</text:p>
          </table:table-cell>
        </table:table-row>
        <table:table-row table:style-name="ro2">
          <table:table-cell office:value-type="float" office:value="0.027969" calcext:value-type="float">
            <text:p>0.027969</text:p>
          </table:table-cell>
          <table:table-cell office:value-type="float" office:value="1.248276" calcext:value-type="float">
            <text:p>1.248276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37548" calcext:value-type="float">
            <text:p>1.137548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101454" calcext:value-type="float">
            <text:p>1.101454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159944" calcext:value-type="float">
            <text:p>1.159944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338172" calcext:value-type="float">
            <text:p>1.338172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68328" calcext:value-type="float">
            <text:p>1.268328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92807" calcext:value-type="float">
            <text:p>1.492807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323433" calcext:value-type="float">
            <text:p>1.323433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3713" calcext:value-type="float">
            <text:p>1.33713</text:p>
          </table:table-cell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30933" calcext:value-type="float">
            <text:p>1.230933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51975" calcext:value-type="float">
            <text:p>1.051975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7.304139" calcext:value-type="float">
            <text:p>7.304139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05101" calcext:value-type="float">
            <text:p>0.805101</text:p>
          </table:table-cell>
        </table:table-row>
        <table:table-row table:style-name="ro2">
          <table:table-cell office:value-type="float" office:value="0.029167" calcext:value-type="float">
            <text:p>0.029167</text:p>
          </table:table-cell>
          <table:table-cell office:value-type="float" office:value="0.799372" calcext:value-type="float">
            <text:p>0.799372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0906" calcext:value-type="float">
            <text:p>0.70906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00206" calcext:value-type="float">
            <text:p>0.700206</text:p>
          </table:table-cell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79424" calcext:value-type="float">
            <text:p>0.879424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2.233325" calcext:value-type="float">
            <text:p>2.233325</text:p>
          </table:table-cell>
        </table:table-row>
        <table:table-row table:style-name="ro2">
          <table:table-cell office:value-type="float" office:value="0.029427" calcext:value-type="float">
            <text:p>0.029427</text:p>
          </table:table-cell>
          <table:table-cell office:value-type="float" office:value="0.773851" calcext:value-type="float">
            <text:p>0.773851</text:p>
          </table:table-cell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670206" calcext:value-type="float">
            <text:p>0.670206</text:p>
          </table:table-cell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06247" calcext:value-type="float">
            <text:p>0.806247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8121" calcext:value-type="float">
            <text:p>0.898121</text:p>
          </table:table-cell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1.019007" calcext:value-type="float">
            <text:p>1.019007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4319" calcext:value-type="float">
            <text:p>0.884319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2.564261" calcext:value-type="float">
            <text:p>2.564261</text:p>
          </table:table-cell>
        </table:table-row>
        <table:table-row table:style-name="ro2">
          <table:table-cell office:value-type="float" office:value="0.027032" calcext:value-type="float">
            <text:p>0.027032</text:p>
          </table:table-cell>
          <table:table-cell office:value-type="float" office:value="1.320516" calcext:value-type="float">
            <text:p>1.320516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70257" calcext:value-type="float">
            <text:p>0.970257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611452" calcext:value-type="float">
            <text:p>1.611452</text:p>
          </table:table-cell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629786" calcext:value-type="float">
            <text:p>1.629786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31193" calcext:value-type="float">
            <text:p>1.231193</text:p>
          </table:table-cell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21299" calcext:value-type="float">
            <text:p>0.921299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58589" calcext:value-type="float">
            <text:p>1.158589</text:p>
          </table:table-cell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97393" calcext:value-type="float">
            <text:p>0.897393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21091" calcext:value-type="float">
            <text:p>0.721091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8083" calcext:value-type="float">
            <text:p>0.68083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19686" calcext:value-type="float">
            <text:p>0.619686</text:p>
          </table:table-cell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44424" calcext:value-type="float">
            <text:p>0.644424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29945" calcext:value-type="float">
            <text:p>0.729945</text:p>
          </table:table-cell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20467" calcext:value-type="float">
            <text:p>0.620467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45466" calcext:value-type="float">
            <text:p>0.645466</text:p>
          </table:table-cell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0.732081" calcext:value-type="float">
            <text:p>0.732081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621768" calcext:value-type="float">
            <text:p>0.621768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46039" calcext:value-type="float">
            <text:p>0.646039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32029" calcext:value-type="float">
            <text:p>0.732029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62914" calcext:value-type="float">
            <text:p>0.662914</text:p>
          </table:table-cell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645987" calcext:value-type="float">
            <text:p>0.645987</text:p>
          </table:table-cell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92758" calcext:value-type="float">
            <text:p>0.692758</text:p>
          </table:table-cell>
        </table:table-row>
        <table:table-row table:style-name="ro2">
          <table:table-cell office:value-type="float" office:value="0.02974" calcext:value-type="float">
            <text:p>0.02974</text:p>
          </table:table-cell>
          <table:table-cell office:value-type="float" office:value="0.627081" calcext:value-type="float">
            <text:p>0.627081</text:p>
          </table:table-cell>
        </table:table-row>
        <table:table-row table:style-name="ro2">
          <table:table-cell office:value-type="float" office:value="0.027864" calcext:value-type="float">
            <text:p>0.027864</text:p>
          </table:table-cell>
          <table:table-cell office:value-type="float" office:value="0.638748" calcext:value-type="float">
            <text:p>0.638748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6299" calcext:value-type="float">
            <text:p>0.736299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616768" calcext:value-type="float">
            <text:p>0.616768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643227" calcext:value-type="float">
            <text:p>0.643227</text:p>
          </table:table-cell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37081" calcext:value-type="float">
            <text:p>0.737081</text:p>
          </table:table-cell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634841" calcext:value-type="float">
            <text:p>0.634841</text:p>
          </table:table-cell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78695" calcext:value-type="float">
            <text:p>0.778695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35883" calcext:value-type="float">
            <text:p>0.735883</text:p>
          </table:table-cell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72496" calcext:value-type="float">
            <text:p>0.972496</text:p>
          </table:table-cell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882809" calcext:value-type="float">
            <text:p>0.882809</text:p>
          </table:table-cell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043694" calcext:value-type="float">
            <text:p>1.043694</text:p>
          </table:table-cell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975517" calcext:value-type="float">
            <text:p>0.975517</text:p>
          </table:table-cell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5984" calcext:value-type="float">
            <text:p>1.15984</text:p>
          </table:table-cell>
        </table:table-row>
        <table:table-row table:style-name="ro2">
          <table:table-cell office:value-type="float" office:value="0.03651" calcext:value-type="float">
            <text:p>0.03651</text:p>
          </table:table-cell>
          <table:table-cell office:value-type="float" office:value="1.065152" calcext:value-type="float">
            <text:p>1.065152</text:p>
          </table:table-cell>
        </table:table-row>
        <table:table-row table:style-name="ro2">
          <table:table-cell office:value-type="float" office:value="0.039844" calcext:value-type="float">
            <text:p>0.039844</text:p>
          </table:table-cell>
          <table:table-cell office:value-type="float" office:value="1.409995" calcext:value-type="float">
            <text:p>1.409995</text:p>
          </table:table-cell>
        </table:table-row>
        <table:table-row table:style-name="ro2">
          <table:table-cell office:value-type="float" office:value="0.054322" calcext:value-type="float">
            <text:p>0.054322</text:p>
          </table:table-cell>
          <table:table-cell office:value-type="float" office:value="1.218485" calcext:value-type="float">
            <text:p>1.218485</text:p>
          </table:table-cell>
        </table:table-row>
        <table:table-row table:style-name="ro2">
          <table:table-cell office:value-type="float" office:value="0.03276" calcext:value-type="float">
            <text:p>0.03276</text:p>
          </table:table-cell>
          <table:table-cell office:value-type="float" office:value="1.247547" calcext:value-type="float">
            <text:p>1.247547</text:p>
          </table:table-cell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2.95051" calcext:value-type="float">
            <text:p>2.95051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336557" calcext:value-type="float">
            <text:p>1.336557</text:p>
          </table:table-cell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113277" calcext:value-type="float">
            <text:p>1.113277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79476" calcext:value-type="float">
            <text:p>0.879476</text:p>
          </table:table-cell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52088" calcext:value-type="float">
            <text:p>1.52088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89372" calcext:value-type="float">
            <text:p>0.789372</text:p>
          </table:table-cell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714372" calcext:value-type="float">
            <text:p>0.714372</text:p>
          </table:table-cell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0.709112" calcext:value-type="float">
            <text:p>0.709112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881351" calcext:value-type="float">
            <text:p>0.881351</text:p>
          </table:table-cell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617862" calcext:value-type="float">
            <text:p>0.617862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09581" calcext:value-type="float">
            <text:p>0.609581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897497" calcext:value-type="float">
            <text:p>0.897497</text:p>
          </table:table-cell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738382" calcext:value-type="float">
            <text:p>0.738382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10363" calcext:value-type="float">
            <text:p>0.610363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770674" calcext:value-type="float">
            <text:p>0.770674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5935" calcext:value-type="float">
            <text:p>0.735935</text:p>
          </table:table-cell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42914" calcext:value-type="float">
            <text:p>0.642914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17706" calcext:value-type="float">
            <text:p>0.617706</text:p>
          </table:table-cell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4208" calcext:value-type="float">
            <text:p>0.74208</text:p>
          </table:table-cell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20831" calcext:value-type="float">
            <text:p>0.620831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0988" calcext:value-type="float">
            <text:p>0.640988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46038" calcext:value-type="float">
            <text:p>0.746038</text:p>
          </table:table-cell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0.613384" calcext:value-type="float">
            <text:p>0.613384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42549" calcext:value-type="float">
            <text:p>0.642549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34268" calcext:value-type="float">
            <text:p>0.734268</text:p>
          </table:table-cell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937705" calcext:value-type="float">
            <text:p>0.937705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4996" calcext:value-type="float">
            <text:p>1.104996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46141" calcext:value-type="float">
            <text:p>1.146141</text:p>
          </table:table-cell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72913" calcext:value-type="float">
            <text:p>0.972913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68433" calcext:value-type="float">
            <text:p>1.268433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204371" calcext:value-type="float">
            <text:p>1.204371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21687" calcext:value-type="float">
            <text:p>1.21687</text:p>
          </table:table-cell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425255" calcext:value-type="float">
            <text:p>1.425255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049579" calcext:value-type="float">
            <text:p>1.049579</text:p>
          </table:table-cell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1.216454" calcext:value-type="float">
            <text:p>1.216454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348953" calcext:value-type="float">
            <text:p>1.348953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389422" calcext:value-type="float">
            <text:p>1.389422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64214" calcext:value-type="float">
            <text:p>1.364214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020413" calcext:value-type="float">
            <text:p>1.020413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65777" calcext:value-type="float">
            <text:p>0.965777</text:p>
          </table:table-cell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810726" calcext:value-type="float">
            <text:p>0.810726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50622" calcext:value-type="float">
            <text:p>0.850622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08591" calcext:value-type="float">
            <text:p>0.708591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55727" calcext:value-type="float">
            <text:p>0.655727</text:p>
          </table:table-cell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612758" calcext:value-type="float">
            <text:p>0.612758</text:p>
          </table:table-cell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729841" calcext:value-type="float">
            <text:p>0.729841</text:p>
          </table:table-cell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618071" calcext:value-type="float">
            <text:p>0.618071</text:p>
          </table:table-cell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649008" calcext:value-type="float">
            <text:p>0.649008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30622" calcext:value-type="float">
            <text:p>0.730622</text:p>
          </table:table-cell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622289" calcext:value-type="float">
            <text:p>0.622289</text:p>
          </table:table-cell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0.645883" calcext:value-type="float">
            <text:p>0.645883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32445" calcext:value-type="float">
            <text:p>0.732445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23904" calcext:value-type="float">
            <text:p>0.623904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915" calcext:value-type="float">
            <text:p>0.642915</text:p>
          </table:table-cell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3208" calcext:value-type="float">
            <text:p>0.73208</text:p>
          </table:table-cell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623175" calcext:value-type="float">
            <text:p>0.623175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44112" calcext:value-type="float">
            <text:p>0.644112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3383" calcext:value-type="float">
            <text:p>0.733383</text:p>
          </table:table-cell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654216" calcext:value-type="float">
            <text:p>0.654216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2133" calcext:value-type="float">
            <text:p>0.622133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8747" calcext:value-type="float">
            <text:p>0.728747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05361" calcext:value-type="float">
            <text:p>0.905361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910413" calcext:value-type="float">
            <text:p>0.910413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95466" calcext:value-type="float">
            <text:p>0.895466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868642" calcext:value-type="float">
            <text:p>0.868642</text:p>
          </table:table-cell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72496" calcext:value-type="float">
            <text:p>1.072496</text:p>
          </table:table-cell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160881" calcext:value-type="float">
            <text:p>1.160881</text:p>
          </table:table-cell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232287" calcext:value-type="float">
            <text:p>1.232287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8069" calcext:value-type="float">
            <text:p>1.088069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037444" calcext:value-type="float">
            <text:p>1.037444</text:p>
          </table:table-cell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2.701865" calcext:value-type="float">
            <text:p>2.701865</text:p>
          </table:table-cell>
        </table:table-row>
        <table:table-row table:style-name="ro2">
          <table:table-cell office:value-type="float" office:value="0.030052" calcext:value-type="float">
            <text:p>0.030052</text:p>
          </table:table-cell>
          <table:table-cell office:value-type="float" office:value="1.161558" calcext:value-type="float">
            <text:p>1.161558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135881" calcext:value-type="float">
            <text:p>1.135881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02339" calcext:value-type="float">
            <text:p>1.402339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960881" calcext:value-type="float">
            <text:p>0.960881</text:p>
          </table:table-cell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0.802914" calcext:value-type="float">
            <text:p>0.802914</text:p>
          </table:table-cell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8591" calcext:value-type="float">
            <text:p>0.778591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751247" calcext:value-type="float">
            <text:p>0.751247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0682" calcext:value-type="float">
            <text:p>0.70682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94632" calcext:value-type="float">
            <text:p>0.894632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29112" calcext:value-type="float">
            <text:p>0.729112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617602" calcext:value-type="float">
            <text:p>0.617602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7083" calcext:value-type="float">
            <text:p>0.77083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5414" calcext:value-type="float">
            <text:p>0.735414</text:p>
          </table:table-cell>
        </table:table-row>
        <table:table-row table:style-name="ro2">
          <table:table-cell office:value-type="float" office:value="0.027499" calcext:value-type="float">
            <text:p>0.027499</text:p>
          </table:table-cell>
          <table:table-cell office:value-type="float" office:value="0.620883" calcext:value-type="float">
            <text:p>0.620883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4229" calcext:value-type="float">
            <text:p>0.64229</text:p>
          </table:table-cell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735986" calcext:value-type="float">
            <text:p>0.735986</text:p>
          </table:table-cell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625988" calcext:value-type="float">
            <text:p>0.625988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39008" calcext:value-type="float">
            <text:p>0.639008</text:p>
          </table:table-cell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734268" calcext:value-type="float">
            <text:p>0.734268</text:p>
          </table:table-cell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54112" calcext:value-type="float">
            <text:p>0.654112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39477" calcext:value-type="float">
            <text:p>0.639477</text:p>
          </table:table-cell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07028" calcext:value-type="float">
            <text:p>0.707028</text:p>
          </table:table-cell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6091" calcext:value-type="float">
            <text:p>0.646091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3383" calcext:value-type="float">
            <text:p>0.733383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72341" calcext:value-type="float">
            <text:p>0.672341</text:p>
          </table:table-cell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815518" calcext:value-type="float">
            <text:p>0.815518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2237" calcext:value-type="float">
            <text:p>0.772237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14683" calcext:value-type="float">
            <text:p>1.114683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40934" calcext:value-type="float">
            <text:p>0.940934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2.638011" calcext:value-type="float">
            <text:p>2.638011</text:p>
          </table:table-cell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1.311713" calcext:value-type="float">
            <text:p>1.311713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27809" calcext:value-type="float">
            <text:p>1.027809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2.09369" calcext:value-type="float">
            <text:p>2.09369</text:p>
          </table:table-cell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566244" calcext:value-type="float">
            <text:p>1.566244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46937" calcext:value-type="float">
            <text:p>1.46937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172339" calcext:value-type="float">
            <text:p>1.172339</text:p>
          </table:table-cell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870257" calcext:value-type="float">
            <text:p>0.870257</text:p>
          </table:table-cell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63695" calcext:value-type="float">
            <text:p>0.863695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87601" calcext:value-type="float">
            <text:p>0.687601</text:p>
          </table:table-cell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12602" calcext:value-type="float">
            <text:p>0.612602</text:p>
          </table:table-cell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649164" calcext:value-type="float">
            <text:p>0.649164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17549" calcext:value-type="float">
            <text:p>0.817549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60882" calcext:value-type="float">
            <text:p>0.960882</text:p>
          </table:table-cell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97609" calcext:value-type="float">
            <text:p>0.97609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012649" calcext:value-type="float">
            <text:p>2.012649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87496" calcext:value-type="float">
            <text:p>0.987496</text:p>
          </table:table-cell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2.137648" calcext:value-type="float">
            <text:p>2.137648</text:p>
          </table:table-cell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0.846404" calcext:value-type="float">
            <text:p>0.846404</text:p>
          </table:table-cell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08331" calcext:value-type="float">
            <text:p>0.608331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656039" calcext:value-type="float">
            <text:p>0.656039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26976" calcext:value-type="float">
            <text:p>0.726976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17498" calcext:value-type="float">
            <text:p>0.617498</text:p>
          </table:table-cell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52758" calcext:value-type="float">
            <text:p>0.652758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5101" calcext:value-type="float">
            <text:p>0.725101</text:p>
          </table:table-cell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683644" calcext:value-type="float">
            <text:p>0.683644</text:p>
          </table:table-cell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0501" calcext:value-type="float">
            <text:p>1.0501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7083" calcext:value-type="float">
            <text:p>0.87083</text:p>
          </table:table-cell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993069" calcext:value-type="float">
            <text:p>0.993069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2.273689" calcext:value-type="float">
            <text:p>2.273689</text:p>
          </table:table-cell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2.267336" calcext:value-type="float">
            <text:p>2.267336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46708" calcext:value-type="float">
            <text:p>2.746708</text:p>
          </table:table-cell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2.058013" calcext:value-type="float">
            <text:p>2.058013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561557" calcext:value-type="float">
            <text:p>1.561557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420776" calcext:value-type="float">
            <text:p>1.420776</text:p>
          </table:table-cell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283484" calcext:value-type="float">
            <text:p>1.283484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33" calcext:value-type="float">
            <text:p>0.82333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991764" calcext:value-type="float">
            <text:p>1.991764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2.113586" calcext:value-type="float">
            <text:p>2.113586</text:p>
          </table:table-cell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1.04036" calcext:value-type="float">
            <text:p>1.04036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32133" calcext:value-type="float">
            <text:p>0.832133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81" calcext:value-type="float">
            <text:p>0.64281</text:p>
          </table:table-cell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896347" calcext:value-type="float">
            <text:p>1.896347</text:p>
          </table:table-cell>
        </table:table-row>
        <table:table-row table:style-name="ro2">
          <table:table-cell office:value-type="float" office:value="0.026667" calcext:value-type="float">
            <text:p>0.026667</text:p>
          </table:table-cell>
          <table:table-cell office:value-type="float" office:value="0.731611" calcext:value-type="float">
            <text:p>0.731611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3383" calcext:value-type="float">
            <text:p>0.723383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15362" calcext:value-type="float">
            <text:p>0.615362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52185" calcext:value-type="float">
            <text:p>0.652185</text:p>
          </table:table-cell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7446" calcext:value-type="float">
            <text:p>0.727446</text:p>
          </table:table-cell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23904" calcext:value-type="float">
            <text:p>0.623904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5057" calcext:value-type="float">
            <text:p>0.65057</text:p>
          </table:table-cell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726247" calcext:value-type="float">
            <text:p>0.726247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91248" calcext:value-type="float">
            <text:p>0.691248</text:p>
          </table:table-cell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65048" calcext:value-type="float">
            <text:p>0.965048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9057" calcext:value-type="float">
            <text:p>0.89057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76611" calcext:value-type="float">
            <text:p>0.976611</text:p>
          </table:table-cell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881871" calcext:value-type="float">
            <text:p>0.881871</text:p>
          </table:table-cell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169631" calcext:value-type="float">
            <text:p>1.169631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577703" calcext:value-type="float">
            <text:p>1.577703</text:p>
          </table:table-cell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3.113894" calcext:value-type="float">
            <text:p>3.113894</text:p>
          </table:table-cell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4.517066" calcext:value-type="float">
            <text:p>4.517066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270256" calcext:value-type="float">
            <text:p>1.270256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528588" calcext:value-type="float">
            <text:p>1.528588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77653" calcext:value-type="float">
            <text:p>0.877653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74423" calcext:value-type="float">
            <text:p>1.074423</text:p>
          </table:table-cell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006559" calcext:value-type="float">
            <text:p>1.006559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00829" calcext:value-type="float">
            <text:p>1.000829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913955" calcext:value-type="float">
            <text:p>0.913955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242964" calcext:value-type="float">
            <text:p>1.242964</text:p>
          </table:table-cell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714112" calcext:value-type="float">
            <text:p>0.714112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87932" calcext:value-type="float">
            <text:p>0.87932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71833" calcext:value-type="float">
            <text:p>0.71833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6456" calcext:value-type="float">
            <text:p>0.626456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649842" calcext:value-type="float">
            <text:p>0.649842</text:p>
          </table:table-cell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2083" calcext:value-type="float">
            <text:p>0.72083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13852" calcext:value-type="float">
            <text:p>0.613852</text:p>
          </table:table-cell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707602" calcext:value-type="float">
            <text:p>0.707602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54527" calcext:value-type="float">
            <text:p>0.954527</text:p>
          </table:table-cell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39732" calcext:value-type="float">
            <text:p>2.139732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3278" calcext:value-type="float">
            <text:p>0.773278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475616" calcext:value-type="float">
            <text:p>2.475616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9475" calcext:value-type="float">
            <text:p>1.109475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251037" calcext:value-type="float">
            <text:p>1.251037</text:p>
          </table:table-cell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3.191394" calcext:value-type="float">
            <text:p>3.191394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505251" calcext:value-type="float">
            <text:p>2.505251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794316" calcext:value-type="float">
            <text:p>1.794316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98847" calcext:value-type="float">
            <text:p>1.898847</text:p>
          </table:table-cell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689369" calcext:value-type="float">
            <text:p>1.689369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43745" calcext:value-type="float">
            <text:p>1.143745</text:p>
          </table:table-cell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114996" calcext:value-type="float">
            <text:p>1.114996</text:p>
          </table:table-cell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71247" calcext:value-type="float">
            <text:p>0.971247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64214" calcext:value-type="float">
            <text:p>1.164214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6663" calcext:value-type="float">
            <text:p>1.006663</text:p>
          </table:table-cell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1.045829" calcext:value-type="float">
            <text:p>1.045829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2812" calcext:value-type="float">
            <text:p>1.42812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31037" calcext:value-type="float">
            <text:p>1.131037</text:p>
          </table:table-cell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1.234683" calcext:value-type="float">
            <text:p>1.234683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71194" calcext:value-type="float">
            <text:p>0.971194</text:p>
          </table:table-cell>
        </table:table-row>
        <table:table-row table:style-name="ro2">
          <table:table-cell office:value-type="float" office:value="0.027188" calcext:value-type="float">
            <text:p>0.027188</text:p>
          </table:table-cell>
          <table:table-cell office:value-type="float" office:value="2.329315" calcext:value-type="float">
            <text:p>2.329315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46037" calcext:value-type="float">
            <text:p>1.046037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2.287544" calcext:value-type="float">
            <text:p>2.287544</text:p>
          </table:table-cell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1.184422" calcext:value-type="float">
            <text:p>1.184422</text:p>
          </table:table-cell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081871" calcext:value-type="float">
            <text:p>1.081871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847333" calcext:value-type="float">
            <text:p>2.847333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67907" calcext:value-type="float">
            <text:p>2.767907</text:p>
          </table:table-cell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2.588531" calcext:value-type="float">
            <text:p>2.588531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244523" calcext:value-type="float">
            <text:p>2.244523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912753" calcext:value-type="float">
            <text:p>1.912753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087861" calcext:value-type="float">
            <text:p>1.087861</text:p>
          </table:table-cell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737601" calcext:value-type="float">
            <text:p>0.737601</text:p>
          </table:table-cell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89807" calcext:value-type="float">
            <text:p>0.89807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50205" calcext:value-type="float">
            <text:p>0.850205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11819" calcext:value-type="float">
            <text:p>1.011819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54632" calcext:value-type="float">
            <text:p>0.854632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0882" calcext:value-type="float">
            <text:p>1.000882</text:p>
          </table:table-cell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877392" calcext:value-type="float">
            <text:p>0.877392</text:p>
          </table:table-cell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736196" calcext:value-type="float">
            <text:p>0.736196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77965" calcext:value-type="float">
            <text:p>0.777965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47913" calcext:value-type="float">
            <text:p>0.947913</text:p>
          </table:table-cell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911507" calcext:value-type="float">
            <text:p>0.911507</text:p>
          </table:table-cell>
        </table:table-row>
        <table:table-row table:style-name="ro2">
          <table:table-cell office:value-type="float" office:value="0.02927" calcext:value-type="float">
            <text:p>0.02927</text:p>
          </table:table-cell>
          <table:table-cell office:value-type="float" office:value="0.7038" calcext:value-type="float">
            <text:p>0.7038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49633" calcext:value-type="float">
            <text:p>0.649633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5781" calcext:value-type="float">
            <text:p>0.75781</text:p>
          </table:table-cell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1057" calcext:value-type="float">
            <text:p>0.71057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8583" calcext:value-type="float">
            <text:p>0.88583</text:p>
          </table:table-cell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642237" calcext:value-type="float">
            <text:p>0.642237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978795" calcext:value-type="float">
            <text:p>1.978795</text:p>
          </table:table-cell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1.193641" calcext:value-type="float">
            <text:p>1.193641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30935" calcext:value-type="float">
            <text:p>0.730935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2653" calcext:value-type="float">
            <text:p>0.792653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356661" calcext:value-type="float">
            <text:p>1.356661</text:p>
          </table:table-cell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2.192596" calcext:value-type="float">
            <text:p>2.192596</text:p>
          </table:table-cell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4343" calcext:value-type="float">
            <text:p>2.14343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3.279779" calcext:value-type="float">
            <text:p>3.279779</text:p>
          </table:table-cell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436349" calcext:value-type="float">
            <text:p>1.436349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484786" calcext:value-type="float">
            <text:p>1.484786</text:p>
          </table:table-cell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85109" calcext:value-type="float">
            <text:p>0.85109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2682" calcext:value-type="float">
            <text:p>0.82682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48018" calcext:value-type="float">
            <text:p>0.748018</text:p>
          </table:table-cell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2.685563" calcext:value-type="float">
            <text:p>2.685563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99477" calcext:value-type="float">
            <text:p>0.699477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350255" calcext:value-type="float">
            <text:p>1.350255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2445" calcext:value-type="float">
            <text:p>0.772445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206193" calcext:value-type="float">
            <text:p>1.206193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87966" calcext:value-type="float">
            <text:p>0.787966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481244" calcext:value-type="float">
            <text:p>1.481244</text:p>
          </table:table-cell>
        </table:table-row>
        <table:table-row table:style-name="ro2">
          <table:table-cell office:value-type="float" office:value="0.032292" calcext:value-type="float">
            <text:p>0.032292</text:p>
          </table:table-cell>
          <table:table-cell office:value-type="float" office:value="0.790466" calcext:value-type="float">
            <text:p>0.790466</text:p>
          </table:table-cell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0.861351" calcext:value-type="float">
            <text:p>0.861351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05779" calcext:value-type="float">
            <text:p>0.705779</text:p>
          </table:table-cell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607758" calcext:value-type="float">
            <text:p>0.607758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64477" calcext:value-type="float">
            <text:p>0.664477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21976" calcext:value-type="float">
            <text:p>0.721976</text:p>
          </table:table-cell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0.613279" calcext:value-type="float">
            <text:p>0.613279</text:p>
          </table:table-cell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688122" calcext:value-type="float">
            <text:p>0.688122</text:p>
          </table:table-cell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764268" calcext:value-type="float">
            <text:p>0.764268</text:p>
          </table:table-cell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077757" calcext:value-type="float">
            <text:p>1.077757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7385" calcext:value-type="float">
            <text:p>0.97385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214527" calcext:value-type="float">
            <text:p>1.214527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5385" calcext:value-type="float">
            <text:p>1.15385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61453" calcext:value-type="float">
            <text:p>1.261453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63277" calcext:value-type="float">
            <text:p>1.063277</text:p>
          </table:table-cell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1.017549" calcext:value-type="float">
            <text:p>1.017549</text:p>
          </table:table-cell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12705" calcext:value-type="float">
            <text:p>0.912705</text:p>
          </table:table-cell>
        </table:table-row>
        <table:table-row table:style-name="ro2">
          <table:table-cell office:value-type="float" office:value="0.030364" calcext:value-type="float">
            <text:p>0.030364</text:p>
          </table:table-cell>
          <table:table-cell office:value-type="float" office:value="2.356189" calcext:value-type="float">
            <text:p>2.356189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88119" calcext:value-type="float">
            <text:p>1.488119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429109" calcext:value-type="float">
            <text:p>1.429109</text:p>
          </table:table-cell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65204" calcext:value-type="float">
            <text:p>1.265204</text:p>
          </table:table-cell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4057" calcext:value-type="float">
            <text:p>0.74057</text:p>
          </table:table-cell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621195" calcext:value-type="float">
            <text:p>0.621195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733435" calcext:value-type="float">
            <text:p>0.733435</text:p>
          </table:table-cell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61195" calcext:value-type="float">
            <text:p>0.661195</text:p>
          </table:table-cell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862129" calcext:value-type="float">
            <text:p>1.862129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45362" calcext:value-type="float">
            <text:p>0.745362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28851" calcext:value-type="float">
            <text:p>0.728851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</table:table-row>
        <table:table-row table:style-name="ro2">
          <table:table-cell office:value-type="float" office:value="0.029531" calcext:value-type="float">
            <text:p>0.029531</text:p>
          </table:table-cell>
          <table:table-cell office:value-type="float" office:value="0.730413" calcext:value-type="float">
            <text:p>0.730413</text:p>
          </table:table-cell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717914" calcext:value-type="float">
            <text:p>0.717914</text:p>
          </table:table-cell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0.884372" calcext:value-type="float">
            <text:p>0.884372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27966" calcext:value-type="float">
            <text:p>0.627966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11092" calcext:value-type="float">
            <text:p>0.611092</text:p>
          </table:table-cell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985152" calcext:value-type="float">
            <text:p>0.985152</text:p>
          </table:table-cell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57705" calcext:value-type="float">
            <text:p>0.957705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967809" calcext:value-type="float">
            <text:p>0.967809</text:p>
          </table:table-cell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993378" calcext:value-type="float">
            <text:p>1.993378</text:p>
          </table:table-cell>
        </table:table-row>
        <table:table-row table:style-name="ro2">
          <table:table-cell office:value-type="float" office:value="0.028021" calcext:value-type="float">
            <text:p>0.028021</text:p>
          </table:table-cell>
          <table:table-cell office:value-type="float" office:value="0.803278" calcext:value-type="float">
            <text:p>0.803278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1583" calcext:value-type="float">
            <text:p>0.81583</text:p>
          </table:table-cell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874528" calcext:value-type="float">
            <text:p>0.874528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846664" calcext:value-type="float">
            <text:p>0.846664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2705" calcext:value-type="float">
            <text:p>0.882705</text:p>
          </table:table-cell>
        </table:table-row>
        <table:table-row table:style-name="ro2">
          <table:table-cell office:value-type="float" office:value="0.030261" calcext:value-type="float">
            <text:p>0.030261</text:p>
          </table:table-cell>
          <table:table-cell office:value-type="float" office:value="0.91208" calcext:value-type="float">
            <text:p>0.91208</text:p>
          </table:table-cell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2.534574" calcext:value-type="float">
            <text:p>2.534574</text:p>
          </table:table-cell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49109" calcext:value-type="float">
            <text:p>1.249109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35725" calcext:value-type="float">
            <text:p>1.135725</text:p>
          </table:table-cell>
        </table:table-row>
        <table:table-row table:style-name="ro2">
          <table:table-cell office:value-type="float" office:value="0.029843" calcext:value-type="float">
            <text:p>0.029843</text:p>
          </table:table-cell>
          <table:table-cell office:value-type="float" office:value="1.908274" calcext:value-type="float">
            <text:p>1.908274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832337" calcext:value-type="float">
            <text:p>1.832337</text:p>
          </table:table-cell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440099" calcext:value-type="float">
            <text:p>1.440099</text:p>
          </table:table-cell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66298" calcext:value-type="float">
            <text:p>0.966298</text:p>
          </table:table-cell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809997" calcext:value-type="float">
            <text:p>0.809997</text:p>
          </table:table-cell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99163" calcext:value-type="float">
            <text:p>0.999163</text:p>
          </table:table-cell>
        </table:table-row>
        <table:table-row table:style-name="ro2">
          <table:table-cell office:value-type="float" office:value="0.028854" calcext:value-type="float">
            <text:p>0.028854</text:p>
          </table:table-cell>
          <table:table-cell office:value-type="float" office:value="1.997232" calcext:value-type="float">
            <text:p>1.997232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7549" calcext:value-type="float">
            <text:p>1.007549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18641" calcext:value-type="float">
            <text:p>1.118641</text:p>
          </table:table-cell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893018" calcext:value-type="float">
            <text:p>0.893018</text:p>
          </table:table-cell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972496" calcext:value-type="float">
            <text:p>0.972496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2029" calcext:value-type="float">
            <text:p>0.732029</text:p>
          </table:table-cell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12445" calcext:value-type="float">
            <text:p>0.612445</text:p>
          </table:table-cell>
        </table:table-row>
        <table:table-row table:style-name="ro2">
          <table:table-cell office:value-type="float" office:value="0.027916" calcext:value-type="float">
            <text:p>0.027916</text:p>
          </table:table-cell>
          <table:table-cell office:value-type="float" office:value="0.778122" calcext:value-type="float">
            <text:p>0.778122</text:p>
          </table:table-cell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32081" calcext:value-type="float">
            <text:p>0.732081</text:p>
          </table:table-cell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62057" calcext:value-type="float">
            <text:p>0.62057</text:p>
          </table:table-cell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52602" calcext:value-type="float">
            <text:p>0.652602</text:p>
          </table:table-cell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1977" calcext:value-type="float">
            <text:p>0.721977</text:p>
          </table:table-cell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759736" calcext:value-type="float">
            <text:p>0.759736</text:p>
          </table:table-cell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0.970413" calcext:value-type="float">
            <text:p>0.970413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014215" calcext:value-type="float">
            <text:p>1.014215</text:p>
          </table:table-cell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4.61191" calcext:value-type="float">
            <text:p>4.61191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785566" calcext:value-type="float">
            <text:p>1.785566</text:p>
          </table:table-cell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6.277685" calcext:value-type="float">
            <text:p>6.277685</text:p>
          </table:table-cell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2.034211" calcext:value-type="float">
            <text:p>2.034211</text:p>
          </table:table-cell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2.01119" calcext:value-type="float">
            <text:p>2.01119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182548" calcext:value-type="float">
            <text:p>1.182548</text:p>
          </table:table-cell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1.122079" calcext:value-type="float">
            <text:p>1.122079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33173" calcext:value-type="float">
            <text:p>1.133173</text:p>
          </table:table-cell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49163" calcext:value-type="float">
            <text:p>0.949163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8121" calcext:value-type="float">
            <text:p>1.008121</text:p>
          </table:table-cell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006455" calcext:value-type="float">
            <text:p>1.006455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77027" calcext:value-type="float">
            <text:p>1.077027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57392" calcext:value-type="float">
            <text:p>1.057392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149891" calcext:value-type="float">
            <text:p>1.149891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97444" calcext:value-type="float">
            <text:p>0.997444</text:p>
          </table:table-cell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1.106663" calcext:value-type="float">
            <text:p>1.106663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0.843799" calcext:value-type="float">
            <text:p>0.843799</text:p>
          </table:table-cell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33433" calcext:value-type="float">
            <text:p>1.033433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2028" calcext:value-type="float">
            <text:p>0.982028</text:p>
          </table:table-cell>
        </table:table-row>
        <table:table-row table:style-name="ro2">
          <table:table-cell office:value-type="float" office:value="0.029011" calcext:value-type="float">
            <text:p>0.029011</text:p>
          </table:table-cell>
          <table:table-cell office:value-type="float" office:value="2.602751" calcext:value-type="float">
            <text:p>2.602751</text:p>
          </table:table-cell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36819" calcext:value-type="float">
            <text:p>0.936819</text:p>
          </table:table-cell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08642" calcext:value-type="float">
            <text:p>0.908642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998538" calcext:value-type="float">
            <text:p>0.998538</text:p>
          </table:table-cell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073121" calcext:value-type="float">
            <text:p>1.073121</text:p>
          </table:table-cell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1.376818" calcext:value-type="float">
            <text:p>1.376818</text:p>
          </table:table-cell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2.029992" calcext:value-type="float">
            <text:p>2.029992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401453" calcext:value-type="float">
            <text:p>1.401453</text:p>
          </table:table-cell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2.050045" calcext:value-type="float">
            <text:p>2.050045</text:p>
          </table:table-cell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1.96468" calcext:value-type="float">
            <text:p>1.96468</text:p>
          </table:table-cell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3.428216" calcext:value-type="float">
            <text:p>3.428216</text:p>
          </table:table-cell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19997" calcext:value-type="float">
            <text:p>0.919997</text:p>
          </table:table-cell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790257" calcext:value-type="float">
            <text:p>0.790257</text:p>
          </table:table-cell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793122" calcext:value-type="float">
            <text:p>0.793122</text:p>
          </table:table-cell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0.791456" calcext:value-type="float">
            <text:p>0.791456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981142" calcext:value-type="float">
            <text:p>0.981142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2.018221" calcext:value-type="float">
            <text:p>2.018221</text:p>
          </table:table-cell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25726" calcext:value-type="float">
            <text:p>0.825726</text:p>
          </table:table-cell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672758" calcext:value-type="float">
            <text:p>0.672758</text:p>
          </table:table-cell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768539" calcext:value-type="float">
            <text:p>0.768539</text:p>
          </table:table-cell>
        </table:table-row>
        <table:table-row table:style-name="ro2">
          <table:table-cell office:value-type="float" office:value="0.060833" calcext:value-type="float">
            <text:p>0.060833</text:p>
          </table:table-cell>
          <table:table-cell office:value-type="float" office:value="0.716404" calcext:value-type="float">
            <text:p>0.716404</text:p>
          </table:table-cell>
        </table:table-row>
        <table:table-row table:style-name="ro2">
          <table:table-cell office:value-type="float" office:value="0.031718" calcext:value-type="float">
            <text:p>0.031718</text:p>
          </table:table-cell>
          <table:table-cell office:value-type="float" office:value="1.956971" calcext:value-type="float">
            <text:p>1.956971</text:p>
          </table:table-cell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0.957236" calcext:value-type="float">
            <text:p>0.957236</text:p>
          </table:table-cell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0.88208" calcext:value-type="float">
            <text:p>0.88208</text:p>
          </table:table-cell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714477" calcext:value-type="float">
            <text:p>0.714477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291" calcext:value-type="float">
            <text:p>1.62291</text:p>
          </table:table-cell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46088" calcext:value-type="float">
            <text:p>1.46088</text:p>
          </table:table-cell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959945" calcext:value-type="float">
            <text:p>0.959945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09265" calcext:value-type="float">
            <text:p>1.409265</text:p>
          </table:table-cell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2.251606" calcext:value-type="float">
            <text:p>2.251606</text:p>
          </table:table-cell>
        </table:table-row>
        <table:table-row table:style-name="ro2">
          <table:table-cell office:value-type="float" office:value="0.024427" calcext:value-type="float">
            <text:p>0.024427</text:p>
          </table:table-cell>
          <table:table-cell office:value-type="float" office:value="1.52588" calcext:value-type="float">
            <text:p>1.52588</text:p>
          </table:table-cell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3.149259" calcext:value-type="float">
            <text:p>3.149259</text:p>
          </table:table-cell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2.200877" calcext:value-type="float">
            <text:p>2.200877</text:p>
          </table:table-cell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1.117652" calcext:value-type="float">
            <text:p>1.117652</text:p>
          </table:table-cell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2.266137" calcext:value-type="float">
            <text:p>2.266137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92445" calcext:value-type="float">
            <text:p>0.792445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0156" calcext:value-type="float">
            <text:p>0.70156</text:p>
          </table:table-cell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74057" calcext:value-type="float">
            <text:p>0.74057</text:p>
          </table:table-cell>
        </table:table-row>
        <table:table-row table:style-name="ro2">
          <table:table-cell office:value-type="float" office:value="0.024999" calcext:value-type="float">
            <text:p>0.024999</text:p>
          </table:table-cell>
          <table:table-cell office:value-type="float" office:value="0.622081" calcext:value-type="float">
            <text:p>0.622081</text:p>
          </table:table-cell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0.624165" calcext:value-type="float">
            <text:p>0.624165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0.750101" calcext:value-type="float">
            <text:p>0.750101</text:p>
          </table:table-cell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624373" calcext:value-type="float">
            <text:p>0.624373</text:p>
          </table:table-cell>
        </table:table-row>
        <table:table-row table:style-name="ro2">
          <table:table-cell office:value-type="float" office:value="0.033854" calcext:value-type="float">
            <text:p>0.033854</text:p>
          </table:table-cell>
          <table:table-cell office:value-type="float" office:value="1.912336" calcext:value-type="float">
            <text:p>1.912336</text:p>
          </table:table-cell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724008" calcext:value-type="float">
            <text:p>0.724008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158954" calcext:value-type="float">
            <text:p>1.158954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723487" calcext:value-type="float">
            <text:p>0.723487</text:p>
          </table:table-cell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618331" calcext:value-type="float">
            <text:p>0.618331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656247" calcext:value-type="float">
            <text:p>0.656247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20362" calcext:value-type="float">
            <text:p>0.720362</text:p>
          </table:table-cell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15571" calcext:value-type="float">
            <text:p>0.615571</text:p>
          </table:table-cell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0.657341" calcext:value-type="float">
            <text:p>0.657341</text:p>
          </table:table-cell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721664" calcext:value-type="float">
            <text:p>0.721664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620987" calcext:value-type="float">
            <text:p>0.620987</text:p>
          </table:table-cell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798487" calcext:value-type="float">
            <text:p>0.798487</text:p>
          </table:table-cell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706195" calcext:value-type="float">
            <text:p>0.706195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1244" calcext:value-type="float">
            <text:p>1.621244</text:p>
          </table:table-cell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986242" calcext:value-type="float">
            <text:p>1.986242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673644" calcext:value-type="float">
            <text:p>0.673644</text:p>
          </table:table-cell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1.164058" calcext:value-type="float">
            <text:p>1.164058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2.532542" calcext:value-type="float">
            <text:p>2.532542</text:p>
          </table:table-cell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1.804056" calcext:value-type="float">
            <text:p>1.804056</text:p>
          </table:table-cell>
        </table:table-row>
        <table:table-row table:style-name="ro2">
          <table:table-cell office:value-type="float" office:value="0.026718" calcext:value-type="float">
            <text:p>0.026718</text:p>
          </table:table-cell>
          <table:table-cell office:value-type="float" office:value="0.914788" calcext:value-type="float">
            <text:p>0.914788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06037" calcext:value-type="float">
            <text:p>1.206037</text:p>
          </table:table-cell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8114" calcext:value-type="float">
            <text:p>1.8114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12411" calcext:value-type="float">
            <text:p>1.12411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33121" calcext:value-type="float">
            <text:p>1.133121</text:p>
          </table:table-cell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238693" calcext:value-type="float">
            <text:p>1.238693</text:p>
          </table:table-cell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083069" calcext:value-type="float">
            <text:p>1.083069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034163" calcext:value-type="float">
            <text:p>1.034163</text:p>
          </table:table-cell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833538" calcext:value-type="float">
            <text:p>0.833538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34476" calcext:value-type="float">
            <text:p>1.034476</text:p>
          </table:table-cell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0.870778" calcext:value-type="float">
            <text:p>0.870778</text:p>
          </table:table-cell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547129" calcext:value-type="float">
            <text:p>1.547129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535776" calcext:value-type="float">
            <text:p>1.535776</text:p>
          </table:table-cell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695097" calcext:value-type="float">
            <text:p>1.695097</text:p>
          </table:table-cell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384474" calcext:value-type="float">
            <text:p>1.384474</text:p>
          </table:table-cell>
        </table:table-row>
        <table:table-row table:style-name="ro2">
          <table:table-cell office:value-type="float" office:value="0.03849" calcext:value-type="float">
            <text:p>0.03849</text:p>
          </table:table-cell>
          <table:table-cell office:value-type="float" office:value="2.007962" calcext:value-type="float">
            <text:p>2.007962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036971" calcext:value-type="float">
            <text:p>2.036971</text:p>
          </table:table-cell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9364" calcext:value-type="float">
            <text:p>1.69364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563067" calcext:value-type="float">
            <text:p>1.563067</text:p>
          </table:table-cell>
        </table:table-row>
        <table:table-row table:style-name="ro2">
          <table:table-cell office:value-type="float" office:value="0.02552" calcext:value-type="float">
            <text:p>0.02552</text:p>
          </table:table-cell>
          <table:table-cell office:value-type="float" office:value="1.202391" calcext:value-type="float">
            <text:p>1.202391</text:p>
          </table:table-cell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41872" calcext:value-type="float">
            <text:p>0.741872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11924" calcext:value-type="float">
            <text:p>0.711924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928434" calcext:value-type="float">
            <text:p>0.928434</text:p>
          </table:table-cell>
        </table:table-row>
        <table:table-row table:style-name="ro2">
          <table:table-cell office:value-type="float" office:value="0.073906" calcext:value-type="float">
            <text:p>0.073906</text:p>
          </table:table-cell>
          <table:table-cell office:value-type="float" office:value="0.904997" calcext:value-type="float">
            <text:p>0.904997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58069" calcext:value-type="float">
            <text:p>1.158069</text:p>
          </table:table-cell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8382" calcext:value-type="float">
            <text:p>0.858382</text:p>
          </table:table-cell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1.166662" calcext:value-type="float">
            <text:p>1.166662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2079" calcext:value-type="float">
            <text:p>1.082079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88486" calcext:value-type="float">
            <text:p>1.088486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939059" calcext:value-type="float">
            <text:p>0.939059</text:p>
          </table:table-cell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091402" calcext:value-type="float">
            <text:p>1.091402</text:p>
          </table:table-cell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78121" calcext:value-type="float">
            <text:p>0.978121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30934" calcext:value-type="float">
            <text:p>1.030934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3.576184" calcext:value-type="float">
            <text:p>3.576184</text:p>
          </table:table-cell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29005" calcext:value-type="float">
            <text:p>1.529005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229575" calcext:value-type="float">
            <text:p>2.229575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445616" calcext:value-type="float">
            <text:p>2.445616</text:p>
          </table:table-cell>
        </table:table-row>
        <table:table-row table:style-name="ro2">
          <table:table-cell office:value-type="float" office:value="0.026562" calcext:value-type="float">
            <text:p>0.026562</text:p>
          </table:table-cell>
          <table:table-cell office:value-type="float" office:value="1.858951" calcext:value-type="float">
            <text:p>1.858951</text:p>
          </table:table-cell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510515" calcext:value-type="float">
            <text:p>1.510515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2.364158" calcext:value-type="float">
            <text:p>2.364158</text:p>
          </table:table-cell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995205" calcext:value-type="float">
            <text:p>0.995205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04839" calcext:value-type="float">
            <text:p>1.104839</text:p>
          </table:table-cell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2.513637" calcext:value-type="float">
            <text:p>2.513637</text:p>
          </table:table-cell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969992" calcext:value-type="float">
            <text:p>1.969992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768171" calcext:value-type="float">
            <text:p>1.768171</text:p>
          </table:table-cell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1.207703" calcext:value-type="float">
            <text:p>1.207703</text:p>
          </table:table-cell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3.216811" calcext:value-type="float">
            <text:p>3.216811</text:p>
          </table:table-cell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144423" calcext:value-type="float">
            <text:p>1.144423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41976" calcext:value-type="float">
            <text:p>0.941976</text:p>
          </table:table-cell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935096" calcext:value-type="float">
            <text:p>1.935096</text:p>
          </table:table-cell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630355" calcext:value-type="float">
            <text:p>2.630355</text:p>
          </table:table-cell>
        </table:table-row>
        <table:table-row table:style-name="ro2">
          <table:table-cell office:value-type="float" office:value="0.026094" calcext:value-type="float">
            <text:p>0.026094</text:p>
          </table:table-cell>
          <table:table-cell office:value-type="float" office:value="1.857337" calcext:value-type="float">
            <text:p>1.857337</text:p>
          </table:table-cell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2.413532" calcext:value-type="float">
            <text:p>2.413532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824421" calcext:value-type="float">
            <text:p>1.824421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43114" calcext:value-type="float">
            <text:p>1.43114</text:p>
          </table:table-cell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733535" calcext:value-type="float">
            <text:p>1.733535</text:p>
          </table:table-cell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107184" calcext:value-type="float">
            <text:p>1.107184</text:p>
          </table:table-cell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929631" calcext:value-type="float">
            <text:p>0.929631</text:p>
          </table:table-cell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32914" calcext:value-type="float">
            <text:p>0.832914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877809" calcext:value-type="float">
            <text:p>0.877809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2.099471" calcext:value-type="float">
            <text:p>2.099471</text:p>
          </table:table-cell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0.747185" calcext:value-type="float">
            <text:p>0.747185</text:p>
          </table:table-cell>
        </table:table-row>
        <table:table-row table:style-name="ro2">
          <table:table-cell office:value-type="float" office:value="0.024584" calcext:value-type="float">
            <text:p>0.024584</text:p>
          </table:table-cell>
          <table:table-cell office:value-type="float" office:value="2.327283" calcext:value-type="float">
            <text:p>2.327283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276" calcext:value-type="float">
            <text:p>1.0276</text:p>
          </table:table-cell>
        </table:table-row>
        <table:table-row table:style-name="ro2">
          <table:table-cell office:value-type="float" office:value="0.026093" calcext:value-type="float">
            <text:p>0.026093</text:p>
          </table:table-cell>
          <table:table-cell office:value-type="float" office:value="0.969997" calcext:value-type="float">
            <text:p>0.969997</text:p>
          </table:table-cell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852653" calcext:value-type="float">
            <text:p>0.852653</text:p>
          </table:table-cell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0.823174" calcext:value-type="float">
            <text:p>0.823174</text:p>
          </table:table-cell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0.862028" calcext:value-type="float">
            <text:p>0.862028</text:p>
          </table:table-cell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0.999631" calcext:value-type="float">
            <text:p>0.999631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42965" calcext:value-type="float">
            <text:p>1.142965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0234" calcext:value-type="float">
            <text:p>0.90234</text:p>
          </table:table-cell>
        </table:table-row>
        <table:table-row table:style-name="ro2">
          <table:table-cell office:value-type="float" office:value="0.033437" calcext:value-type="float">
            <text:p>0.033437</text:p>
          </table:table-cell>
          <table:table-cell office:value-type="float" office:value="1.066194" calcext:value-type="float">
            <text:p>1.066194</text:p>
          </table:table-cell>
        </table:table-row>
        <table:table-row table:style-name="ro2">
          <table:table-cell office:value-type="float" office:value="0.042552" calcext:value-type="float">
            <text:p>0.042552</text:p>
          </table:table-cell>
          <table:table-cell office:value-type="float" office:value="1.014163" calcext:value-type="float">
            <text:p>1.014163</text:p>
          </table:table-cell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383484" calcext:value-type="float">
            <text:p>1.383484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41297" calcext:value-type="float">
            <text:p>1.341297</text:p>
          </table:table-cell>
        </table:table-row>
        <table:table-row table:style-name="ro2">
          <table:table-cell office:value-type="float" office:value="0.03526" calcext:value-type="float">
            <text:p>0.03526</text:p>
          </table:table-cell>
          <table:table-cell office:value-type="float" office:value="1.456245" calcext:value-type="float">
            <text:p>1.456245</text:p>
          </table:table-cell>
        </table:table-row>
        <table:table-row table:style-name="ro2">
          <table:table-cell office:value-type="float" office:value="0.026406" calcext:value-type="float">
            <text:p>0.026406</text:p>
          </table:table-cell>
          <table:table-cell office:value-type="float" office:value="1.131923" calcext:value-type="float">
            <text:p>1.131923</text:p>
          </table:table-cell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1.159943" calcext:value-type="float">
            <text:p>1.159943</text:p>
          </table:table-cell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3.050926" calcext:value-type="float">
            <text:p>3.050926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28119" calcext:value-type="float">
            <text:p>1.628119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500776" calcext:value-type="float">
            <text:p>1.500776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421869" calcext:value-type="float">
            <text:p>1.421869</text:p>
          </table:table-cell>
        </table:table-row>
        <table:table-row table:style-name="ro2">
          <table:table-cell office:value-type="float" office:value="0.024114" calcext:value-type="float">
            <text:p>0.024114</text:p>
          </table:table-cell>
          <table:table-cell office:value-type="float" office:value="1.112809" calcext:value-type="float">
            <text:p>1.112809</text:p>
          </table:table-cell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68955" calcext:value-type="float">
            <text:p>0.868955</text:p>
          </table:table-cell>
        </table:table-row>
        <table:table-row table:style-name="ro2">
          <table:table-cell office:value-type="float" office:value="0.027917" calcext:value-type="float">
            <text:p>0.027917</text:p>
          </table:table-cell>
          <table:table-cell office:value-type="float" office:value="1.021715" calcext:value-type="float">
            <text:p>1.021715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870361" calcext:value-type="float">
            <text:p>0.870361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72392" calcext:value-type="float">
            <text:p>0.972392</text:p>
          </table:table-cell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856612" calcext:value-type="float">
            <text:p>0.856612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19735" calcext:value-type="float">
            <text:p>1.019735</text:p>
          </table:table-cell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996559" calcext:value-type="float">
            <text:p>0.996559</text:p>
          </table:table-cell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23437" calcext:value-type="float">
            <text:p>1.23437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1455" calcext:value-type="float">
            <text:p>0.931455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024423" calcext:value-type="float">
            <text:p>1.024423</text:p>
          </table:table-cell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0.829268" calcext:value-type="float">
            <text:p>0.829268</text:p>
          </table:table-cell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54579" calcext:value-type="float">
            <text:p>1.154579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5882" calcext:value-type="float">
            <text:p>0.935882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578167" calcext:value-type="float">
            <text:p>2.578167</text:p>
          </table:table-cell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133694" calcext:value-type="float">
            <text:p>1.133694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26937" calcext:value-type="float">
            <text:p>1.26937</text:p>
          </table:table-cell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386453" calcext:value-type="float">
            <text:p>1.386453</text:p>
          </table:table-cell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446037" calcext:value-type="float">
            <text:p>1.446037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584785" calcext:value-type="float">
            <text:p>1.584785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264735" calcext:value-type="float">
            <text:p>1.264735</text:p>
          </table:table-cell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2.145461" calcext:value-type="float">
            <text:p>2.145461</text:p>
          </table:table-cell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3.083842" calcext:value-type="float">
            <text:p>3.083842</text:p>
          </table:table-cell>
        </table:table-row>
        <table:table-row table:style-name="ro2">
          <table:table-cell office:value-type="float" office:value="0.026145" calcext:value-type="float">
            <text:p>0.026145</text:p>
          </table:table-cell>
          <table:table-cell office:value-type="float" office:value="2.607178" calcext:value-type="float">
            <text:p>2.607178</text:p>
          </table:table-cell>
        </table:table-row>
        <table:table-row table:style-name="ro2">
          <table:table-cell office:value-type="float" office:value="0.025938" calcext:value-type="float">
            <text:p>0.025938</text:p>
          </table:table-cell>
          <table:table-cell office:value-type="float" office:value="0.999007" calcext:value-type="float">
            <text:p>0.999007</text:p>
          </table:table-cell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008329" calcext:value-type="float">
            <text:p>1.008329</text:p>
          </table:table-cell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914059" calcext:value-type="float">
            <text:p>0.914059</text:p>
          </table:table-cell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83807" calcext:value-type="float">
            <text:p>0.83807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0432" calcext:value-type="float">
            <text:p>0.90432</text:p>
          </table:table-cell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0.884527" calcext:value-type="float">
            <text:p>0.884527</text:p>
          </table:table-cell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2.364679" calcext:value-type="float">
            <text:p>2.364679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65257" calcext:value-type="float">
            <text:p>0.865257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984" calcext:value-type="float">
            <text:p>0.98984</text:p>
          </table:table-cell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911872" calcext:value-type="float">
            <text:p>0.911872</text:p>
          </table:table-cell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0986" calcext:value-type="float">
            <text:p>0.850986</text:p>
          </table:table-cell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0.875934" calcext:value-type="float">
            <text:p>0.875934</text:p>
          </table:table-cell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1.165569" calcext:value-type="float">
            <text:p>1.165569</text:p>
          </table:table-cell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371606" calcext:value-type="float">
            <text:p>2.371606</text:p>
          </table:table-cell>
        </table:table-row>
        <table:table-row table:style-name="ro2">
          <table:table-cell office:value-type="float" office:value="0.026407" calcext:value-type="float">
            <text:p>0.026407</text:p>
          </table:table-cell>
          <table:table-cell office:value-type="float" office:value="1.112495" calcext:value-type="float">
            <text:p>1.112495</text:p>
          </table:table-cell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167861" calcext:value-type="float">
            <text:p>1.167861</text:p>
          </table:table-cell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01243" calcext:value-type="float">
            <text:p>1.701243</text:p>
          </table:table-cell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600411" calcext:value-type="float">
            <text:p>1.600411</text:p>
          </table:table-cell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1.829316" calcext:value-type="float">
            <text:p>1.829316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4.133161" calcext:value-type="float">
            <text:p>4.133161</text:p>
          </table:table-cell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701344" calcext:value-type="float">
            <text:p>2.701344</text:p>
          </table:table-cell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070101" calcext:value-type="float">
            <text:p>1.070101</text:p>
          </table:table-cell>
        </table:table-row>
        <table:table-row table:style-name="ro2">
          <table:table-cell office:value-type="float" office:value="0.028176" calcext:value-type="float">
            <text:p>0.028176</text:p>
          </table:table-cell>
          <table:table-cell office:value-type="float" office:value="0.98734" calcext:value-type="float">
            <text:p>0.98734</text:p>
          </table:table-cell>
        </table:table-row>
        <table:table-row table:style-name="ro2">
          <table:table-cell office:value-type="float" office:value="0.026146" calcext:value-type="float">
            <text:p>0.026146</text:p>
          </table:table-cell>
          <table:table-cell office:value-type="float" office:value="1.000777" calcext:value-type="float">
            <text:p>1.000777</text:p>
          </table:table-cell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0.974267" calcext:value-type="float">
            <text:p>0.974267</text:p>
          </table:table-cell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0.717081" calcext:value-type="float">
            <text:p>0.717081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737549" calcext:value-type="float">
            <text:p>0.737549</text:p>
          </table:table-cell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051038" calcext:value-type="float">
            <text:p>1.051038</text:p>
          </table:table-cell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10466" calcext:value-type="float">
            <text:p>0.710466</text:p>
          </table:table-cell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360307" calcext:value-type="float">
            <text:p>1.360307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19685" calcext:value-type="float">
            <text:p>0.819685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2.197179" calcext:value-type="float">
            <text:p>2.197179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788643" calcext:value-type="float">
            <text:p>0.788643</text:p>
          </table:table-cell>
        </table:table-row>
        <table:table-row table:style-name="ro2">
          <table:table-cell office:value-type="float" office:value="0.023958" calcext:value-type="float">
            <text:p>0.023958</text:p>
          </table:table-cell>
          <table:table-cell office:value-type="float" office:value="0.968017" calcext:value-type="float">
            <text:p>0.968017</text:p>
          </table:table-cell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919372" calcext:value-type="float">
            <text:p>0.919372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969683" calcext:value-type="float">
            <text:p>0.969683</text:p>
          </table:table-cell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113798" calcext:value-type="float">
            <text:p>1.113798</text:p>
          </table:table-cell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025309" calcext:value-type="float">
            <text:p>1.025309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372703" calcext:value-type="float">
            <text:p>1.372703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983322" calcext:value-type="float">
            <text:p>2.983322</text:p>
          </table:table-cell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2.813167" calcext:value-type="float">
            <text:p>2.813167</text:p>
          </table:table-cell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1.132339" calcext:value-type="float">
            <text:p>1.132339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4.417327" calcext:value-type="float">
            <text:p>4.417327</text:p>
          </table:table-cell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08848" calcext:value-type="float">
            <text:p>1.608848</text:p>
          </table:table-cell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250877" calcext:value-type="float">
            <text:p>2.250877</text:p>
          </table:table-cell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070249" calcext:value-type="float">
            <text:p>3.070249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563276" calcext:value-type="float">
            <text:p>1.563276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78798" calcext:value-type="float">
            <text:p>0.878798</text:p>
          </table:table-cell>
        </table:table-row>
        <table:table-row table:style-name="ro2">
          <table:table-cell office:value-type="float" office:value="0.025886" calcext:value-type="float">
            <text:p>0.025886</text:p>
          </table:table-cell>
          <table:table-cell office:value-type="float" office:value="1.125309" calcext:value-type="float">
            <text:p>1.125309</text:p>
          </table:table-cell>
        </table:table-row>
        <table:table-row table:style-name="ro2">
          <table:table-cell office:value-type="float" office:value="0.026301" calcext:value-type="float">
            <text:p>0.026301</text:p>
          </table:table-cell>
          <table:table-cell office:value-type="float" office:value="0.85833" calcext:value-type="float">
            <text:p>0.85833</text:p>
          </table:table-cell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145725" calcext:value-type="float">
            <text:p>1.145725</text:p>
          </table:table-cell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850778" calcext:value-type="float">
            <text:p>0.850778</text:p>
          </table:table-cell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093433" calcext:value-type="float">
            <text:p>1.093433</text:p>
          </table:table-cell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0.859788" calcext:value-type="float">
            <text:p>0.859788</text:p>
          </table:table-cell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2.302492" calcext:value-type="float">
            <text:p>2.302492</text:p>
          </table:table-cell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16662" calcext:value-type="float">
            <text:p>1.116662</text:p>
          </table:table-cell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061194" calcext:value-type="float">
            <text:p>1.061194</text:p>
          </table:table-cell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13798" calcext:value-type="float">
            <text:p>1.013798</text:p>
          </table:table-cell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041767" calcext:value-type="float">
            <text:p>1.041767</text:p>
          </table:table-cell>
        </table:table-row>
        <table:table-row table:style-name="ro2">
          <table:table-cell office:value-type="float" office:value="0.025573" calcext:value-type="float">
            <text:p>0.025573</text:p>
          </table:table-cell>
          <table:table-cell office:value-type="float" office:value="1.524161" calcext:value-type="float">
            <text:p>1.524161</text:p>
          </table:table-cell>
        </table:table-row>
        <table:table-row table:style-name="ro2">
          <table:table-cell office:value-type="float" office:value="0.029896" calcext:value-type="float">
            <text:p>0.029896</text:p>
          </table:table-cell>
          <table:table-cell office:value-type="float" office:value="2.155305" calcext:value-type="float">
            <text:p>2.155305</text:p>
          </table:table-cell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39524" calcext:value-type="float">
            <text:p>1.839524</text:p>
          </table:table-cell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3.458372" calcext:value-type="float">
            <text:p>3.458372</text:p>
          </table:table-cell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2.18119" calcext:value-type="float">
            <text:p>2.18119</text:p>
          </table:table-cell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778639" calcext:value-type="float">
            <text:p>1.778639</text:p>
          </table:table-cell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0.779685" calcext:value-type="float">
            <text:p>0.779685</text:p>
          </table:table-cell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912392" calcext:value-type="float">
            <text:p>0.912392</text:p>
          </table:table-cell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813539" calcext:value-type="float">
            <text:p>0.813539</text:p>
          </table:table-cell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2.183429" calcext:value-type="float">
            <text:p>2.183429</text:p>
          </table:table-cell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1557" calcext:value-type="float">
            <text:p>0.81557</text:p>
          </table:table-cell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860622" calcext:value-type="float">
            <text:p>0.860622</text:p>
          </table:table-cell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99475" calcext:value-type="float">
            <text:p>0.899475</text:p>
          </table:table-cell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852029" calcext:value-type="float">
            <text:p>0.852029</text:p>
          </table:table-cell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4997" calcext:value-type="float">
            <text:p>0.794997</text:p>
          </table:table-cell>
        </table:table-row>
        <table:table-row table:style-name="ro2">
          <table:table-cell office:value-type="float" office:value="0.030573" calcext:value-type="float">
            <text:p>0.030573</text:p>
          </table:table-cell>
          <table:table-cell office:value-type="float" office:value="0.808434" calcext:value-type="float">
            <text:p>0.808434</text:p>
          </table:table-cell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7549" calcext:value-type="float">
            <text:p>0.777549</text:p>
          </table:table-cell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1.143173" calcext:value-type="float">
            <text:p>1.143173</text:p>
          </table:table-cell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35153" calcext:value-type="float">
            <text:p>0.735153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14266" calcext:value-type="float">
            <text:p>1.314266</text:p>
          </table:table-cell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18382" calcext:value-type="float">
            <text:p>1.018382</text:p>
          </table:table-cell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0265" calcext:value-type="float">
            <text:p>1.50265</text:p>
          </table:table-cell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73265" calcext:value-type="float">
            <text:p>1.73265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889524" calcext:value-type="float">
            <text:p>1.889524</text:p>
          </table:table-cell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.079007" calcext:value-type="float">
            <text:p>1.079007</text:p>
          </table:table-cell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3.425664" calcext:value-type="float">
            <text:p>3.425664</text:p>
          </table:table-cell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899784" calcext:value-type="float">
            <text:p>1.899784</text:p>
          </table:table-cell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3.810351" calcext:value-type="float">
            <text:p>3.810351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534573" calcext:value-type="float">
            <text:p>2.534573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377235" calcext:value-type="float">
            <text:p>1.377235</text:p>
          </table:table-cell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1.549577" calcext:value-type="float">
            <text:p>1.549577</text:p>
          </table:table-cell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93182" calcext:value-type="float">
            <text:p>0.93182</text:p>
          </table:table-cell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90464" calcext:value-type="float">
            <text:p>1.190464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67289" calcext:value-type="float">
            <text:p>0.767289</text:p>
          </table:table-cell>
        </table:table-row>
        <table:table-row table:style-name="ro2">
          <table:table-cell office:value-type="float" office:value="0.024688" calcext:value-type="float">
            <text:p>0.024688</text:p>
          </table:table-cell>
          <table:table-cell office:value-type="float" office:value="1.220256" calcext:value-type="float">
            <text:p>1.220256</text:p>
          </table:table-cell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781455" calcext:value-type="float">
            <text:p>0.781455</text:p>
          </table:table-cell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259683" calcext:value-type="float">
            <text:p>1.259683</text:p>
          </table:table-cell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55101" calcext:value-type="float">
            <text:p>0.855101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160564" calcext:value-type="float">
            <text:p>2.160564</text:p>
          </table:table-cell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51404" calcext:value-type="float">
            <text:p>0.851404</text:p>
          </table:table-cell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842132" calcext:value-type="float">
            <text:p>0.842132</text:p>
          </table:table-cell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98486" calcext:value-type="float">
            <text:p>0.898486</text:p>
          </table:table-cell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133798" calcext:value-type="float">
            <text:p>1.133798</text:p>
          </table:table-cell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69423" calcext:value-type="float">
            <text:p>0.969423</text:p>
          </table:table-cell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1.009996" calcext:value-type="float">
            <text:p>1.009996</text:p>
          </table:table-cell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554265" calcext:value-type="float">
            <text:p>1.554265</text:p>
          </table:table-cell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0.93083" calcext:value-type="float">
            <text:p>0.93083</text:p>
          </table:table-cell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94681" calcext:value-type="float">
            <text:p>1.794681</text:p>
          </table:table-cell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3.634622" calcext:value-type="float">
            <text:p>3.634622</text:p>
          </table:table-cell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9.463937" calcext:value-type="float">
            <text:p>19.463937</text:p>
          </table:table-cell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879993" calcext:value-type="float">
            <text:p>1.879993</text:p>
          </table:table-cell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027756" calcext:value-type="float">
            <text:p>1.027756</text:p>
          </table:table-cell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910097" calcext:value-type="float">
            <text:p>1.910097</text:p>
          </table:table-cell>
        </table:table-row>
        <table:table-row table:style-name="ro2">
          <table:table-cell office:value-type="float" office:value="0.026198" calcext:value-type="float">
            <text:p>0.026198</text:p>
          </table:table-cell>
          <table:table-cell office:value-type="float" office:value="1.445724" calcext:value-type="float">
            <text:p>1.445724</text:p>
          </table:table-cell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2.180044" calcext:value-type="float">
            <text:p>2.180044</text:p>
          </table:table-cell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3.878423" calcext:value-type="float">
            <text:p>3.878423</text:p>
          </table:table-cell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834052" calcext:value-type="float">
            <text:p>2.834052</text:p>
          </table:table-cell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797017" calcext:value-type="float">
            <text:p>3.797017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7791" calcext:value-type="float">
            <text:p>1.67791</text:p>
          </table:table-cell>
        </table:table-row>
        <table:table-row table:style-name="ro2">
          <table:table-cell office:value-type="float" office:value="0.030469" calcext:value-type="float">
            <text:p>0.030469</text:p>
          </table:table-cell>
          <table:table-cell office:value-type="float" office:value="1.452807" calcext:value-type="float">
            <text:p>1.452807</text:p>
          </table:table-cell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924528" calcext:value-type="float">
            <text:p>0.924528</text:p>
          </table:table-cell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81507" calcext:value-type="float">
            <text:p>0.881507</text:p>
          </table:table-cell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9083" calcext:value-type="float">
            <text:p>0.79083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100777" calcext:value-type="float">
            <text:p>1.100777</text:p>
          </table:table-cell>
        </table:table-row>
        <table:table-row table:style-name="ro2">
          <table:table-cell office:value-type="float" office:value="0.025937" calcext:value-type="float">
            <text:p>0.025937</text:p>
          </table:table-cell>
          <table:table-cell office:value-type="float" office:value="0.771299" calcext:value-type="float">
            <text:p>0.771299</text:p>
          </table:table-cell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22911" calcext:value-type="float">
            <text:p>1.22911</text:p>
          </table:table-cell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13" calcext:value-type="float">
            <text:p>0.7713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222547" calcext:value-type="float">
            <text:p>1.222547</text:p>
          </table:table-cell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2.04369" calcext:value-type="float">
            <text:p>2.04369</text:p>
          </table:table-cell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5727" calcext:value-type="float">
            <text:p>0.735727</text:p>
          </table:table-cell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21714" calcext:value-type="float">
            <text:p>1.221714</text:p>
          </table:table-cell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779007" calcext:value-type="float">
            <text:p>0.779007</text:p>
          </table:table-cell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34265" calcext:value-type="float">
            <text:p>1.534265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96559" calcext:value-type="float">
            <text:p>0.996559</text:p>
          </table:table-cell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1.646869" calcext:value-type="float">
            <text:p>1.646869</text:p>
          </table:table-cell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484526" calcext:value-type="float">
            <text:p>1.484526</text:p>
          </table:table-cell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763118" calcext:value-type="float">
            <text:p>1.763118</text:p>
          </table:table-cell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79162" calcext:value-type="float">
            <text:p>1.279162</text:p>
          </table:table-cell>
        </table:table-row>
        <table:table-row table:style-name="ro2">
          <table:table-cell office:value-type="float" office:value="0.025051" calcext:value-type="float">
            <text:p>0.025051</text:p>
          </table:table-cell>
          <table:table-cell office:value-type="float" office:value="1.503588" calcext:value-type="float">
            <text:p>1.503588</text:p>
          </table:table-cell>
        </table:table-row>
        <table:table-row table:style-name="ro2">
          <table:table-cell office:value-type="float" office:value="0.025261" calcext:value-type="float">
            <text:p>0.025261</text:p>
          </table:table-cell>
          <table:table-cell office:value-type="float" office:value="2.229314" calcext:value-type="float">
            <text:p>2.229314</text:p>
          </table:table-cell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419526" calcext:value-type="float">
            <text:p>1.419526</text:p>
          </table:table-cell>
        </table:table-row>
        <table:table-row table:style-name="ro2">
          <table:table-cell office:value-type="float" office:value="0.024322" calcext:value-type="float">
            <text:p>0.024322</text:p>
          </table:table-cell>
          <table:table-cell office:value-type="float" office:value="1.586974" calcext:value-type="float">
            <text:p>1.586974</text:p>
          </table:table-cell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41661" calcext:value-type="float">
            <text:p>1.441661</text:p>
          </table:table-cell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27808" calcext:value-type="float">
            <text:p>1.227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3:41:16.203713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3:09:58.317889505</meta:creation-date>
    <dc:date>2022-05-25T13:43:55.220185930</dc:date>
    <meta:editing-duration>PT27M16S</meta:editing-duration>
    <meta:editing-cycles>9</meta:editing-cycles>
    <meta:generator>LibreOffice/6.1.5.2$Linux_ARM_EABI LibreOffice_project/10$Build-2</meta:generator>
    <meta:document-statistic meta:table-count="2" meta:cell-count="29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66cm" svg:height="6.349cm" xlink:href=".." xlink:type="simple" chart:class="chart:line" chart:style-name="ch1">
        <chart:subtitle svg:x="0cm" svg:y="0cm" chart:style-name="ch2">
          <text:p/>
        </chart:subtitle>
        <chart:legend chart:legend-position="end" svg:x="11.238cm" svg:y="2.676cm" style:legend-expansion="high" chart:style-name="ch3"/>
        <chart:plot-area chart:style-name="ch4" table:cell-range-address="Overview.B1:Overview.B735" chart:data-source-has-labels="row" svg:x="0.275cm" svg:y="0.126cm" svg:width="10.688cm" svg:height="6.097cm">
          <chartooo:coordinate-region svg:x="0.896cm" svg:y="0.247cm" svg:width="10.067cm" svg:height="4.9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verview.B2:Overview.B735" chart:label-cell-address="Overview.B1:Overview.B1" chart:class="chart:line">
            <chart:data-point chart:repeated="7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D Scope 
(Test)</text:p>
                <draw:g>
                  <svg:desc>Overview.B1:Overview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23481">
                <text:p>2.123481</text:p>
                <draw:g>
                  <svg:desc>Overview.B2:Overview.B7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13683">
                <text:p>3.913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5098">
                <text:p>1.69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74421">
                <text:p>1.774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122">
                <text:p>0.82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7544">
                <text:p>1.95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87756">
                <text:p>1.187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3956">
                <text:p>0.773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4682">
                <text:p>1.254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4581">
                <text:p>0.734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0308">
                <text:p>1.210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8851">
                <text:p>0.768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4267">
                <text:p>0.994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4893">
                <text:p>0.944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6663">
                <text:p>0.816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4685">
                <text:p>0.764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1195">
                <text:p>0.711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2705">
                <text:p>0.892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9268">
                <text:p>0.729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37">
                <text:p>0.694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458">
                <text:p>0.79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1716">
                <text:p>0.84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411">
                <text:p>1.07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0154">
                <text:p>0.840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8276">
                <text:p>1.248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7548">
                <text:p>1.137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1454">
                <text:p>1.101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9944">
                <text:p>1.159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8172">
                <text:p>1.338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8328">
                <text:p>1.268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2807">
                <text:p>1.492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23433">
                <text:p>1.323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713">
                <text:p>1.33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30933">
                <text:p>1.230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1975">
                <text:p>1.051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04139">
                <text:p>7.304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5101">
                <text:p>0.805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9372">
                <text:p>0.799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906">
                <text:p>0.70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0206">
                <text:p>0.700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9424">
                <text:p>0.87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33325">
                <text:p>2.233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73851">
                <text:p>0.773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0206">
                <text:p>0.670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6247">
                <text:p>0.806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8121">
                <text:p>0.898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9007">
                <text:p>1.019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4319">
                <text:p>0.884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64261">
                <text:p>2.564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20516">
                <text:p>1.320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0257">
                <text:p>0.970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1452">
                <text:p>1.611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9786">
                <text:p>1.629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31193">
                <text:p>1.231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299">
                <text:p>0.921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58589">
                <text:p>1.158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7393">
                <text:p>0.897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1091">
                <text:p>0.721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083">
                <text:p>0.68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9686">
                <text:p>0.619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4424">
                <text:p>0.644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9945">
                <text:p>0.729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0467">
                <text:p>0.620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5466">
                <text:p>0.645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081">
                <text:p>0.732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1768">
                <text:p>0.621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6039">
                <text:p>0.646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2029">
                <text:p>0.732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2914">
                <text:p>0.662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5987">
                <text:p>0.645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2758">
                <text:p>0.692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7081">
                <text:p>0.627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8748">
                <text:p>0.638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6299">
                <text:p>0.736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6768">
                <text:p>0.616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3227">
                <text:p>0.643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7081">
                <text:p>0.7370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4841">
                <text:p>0.634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8695">
                <text:p>0.778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5883">
                <text:p>0.735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2496">
                <text:p>0.972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2809">
                <text:p>0.882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43694">
                <text:p>1.043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5517">
                <text:p>0.975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5984">
                <text:p>1.15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5152">
                <text:p>1.065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09995">
                <text:p>1.409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8485">
                <text:p>1.218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47547">
                <text:p>1.247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5051">
                <text:p>2.95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6557">
                <text:p>1.336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13277">
                <text:p>1.113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9476">
                <text:p>0.879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2088">
                <text:p>1.520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9372">
                <text:p>0.789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4372">
                <text:p>0.714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09112">
                <text:p>0.709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1351">
                <text:p>0.881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7862">
                <text:p>0.617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9581">
                <text:p>0.6095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7497">
                <text:p>0.897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8382">
                <text:p>0.7383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0363">
                <text:p>0.610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0674">
                <text:p>0.770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935">
                <text:p>0.735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42914">
                <text:p>0.642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7706">
                <text:p>0.6177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208">
                <text:p>0.742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0831">
                <text:p>0.620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0988">
                <text:p>0.640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46038">
                <text:p>0.746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3384">
                <text:p>0.6133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42549">
                <text:p>0.642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4268">
                <text:p>0.734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7705">
                <text:p>0.937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04996">
                <text:p>1.104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46141">
                <text:p>1.1461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72913">
                <text:p>0.972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8433">
                <text:p>1.268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4371">
                <text:p>1.2043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687">
                <text:p>1.216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5255">
                <text:p>1.425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49579">
                <text:p>1.049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16454">
                <text:p>1.216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8953">
                <text:p>1.3489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89422">
                <text:p>1.3894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4214">
                <text:p>1.3642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20413">
                <text:p>1.020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5777">
                <text:p>0.965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0726">
                <text:p>0.810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0622">
                <text:p>0.850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08591">
                <text:p>0.708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5727">
                <text:p>0.6557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2758">
                <text:p>0.612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9841">
                <text:p>0.7298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8071">
                <text:p>0.6180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9008">
                <text:p>0.649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0622">
                <text:p>0.730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22289">
                <text:p>0.6222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45883">
                <text:p>0.645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2445">
                <text:p>0.732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23904">
                <text:p>0.6239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42915">
                <text:p>0.642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23175">
                <text:p>0.623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4112">
                <text:p>0.644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3383">
                <text:p>0.7333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54216">
                <text:p>0.654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2133">
                <text:p>0.622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28747">
                <text:p>0.7287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755">
                <text:p>0.677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5361">
                <text:p>0.9053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0413">
                <text:p>0.910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95466">
                <text:p>0.8954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8642">
                <text:p>0.8686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72496">
                <text:p>1.0724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60881">
                <text:p>1.160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32287">
                <text:p>1.232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88069">
                <text:p>1.088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37444">
                <text:p>1.0374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01865">
                <text:p>2.7018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61558">
                <text:p>1.161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35881">
                <text:p>1.1358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02339">
                <text:p>1.402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0881">
                <text:p>0.9608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02914">
                <text:p>0.8029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8591">
                <text:p>0.7785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1247">
                <text:p>0.7512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682">
                <text:p>0.70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94632">
                <text:p>0.894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9112">
                <text:p>0.729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7602">
                <text:p>0.617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7083">
                <text:p>0.770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5414">
                <text:p>0.7354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20883">
                <text:p>0.6208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4229">
                <text:p>0.64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5986">
                <text:p>0.735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5988">
                <text:p>0.625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9008">
                <text:p>0.639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4268">
                <text:p>0.734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4112">
                <text:p>0.654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9477">
                <text:p>0.6394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07028">
                <text:p>0.707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6091">
                <text:p>0.6460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3383">
                <text:p>0.733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2341">
                <text:p>0.672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15518">
                <text:p>0.8155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2237">
                <text:p>0.7722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14683">
                <text:p>1.1146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0934">
                <text:p>0.9409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38011">
                <text:p>2.6380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11713">
                <text:p>1.3117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27809">
                <text:p>1.0278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9369">
                <text:p>2.09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66244">
                <text:p>1.5662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6937">
                <text:p>1.469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72339">
                <text:p>1.172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257">
                <text:p>0.8702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3695">
                <text:p>0.863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87601">
                <text:p>0.687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2602">
                <text:p>0.612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49164">
                <text:p>0.649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7549">
                <text:p>0.8175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60882">
                <text:p>0.960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609">
                <text:p>0.976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12649">
                <text:p>2.0126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87496">
                <text:p>0.9874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37648">
                <text:p>2.1376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46404">
                <text:p>0.8464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56039">
                <text:p>0.656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6976">
                <text:p>0.7269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7498">
                <text:p>0.617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52758">
                <text:p>0.6527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5101">
                <text:p>0.725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83644">
                <text:p>0.6836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501">
                <text:p>1.0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7083">
                <text:p>0.870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3069">
                <text:p>0.9930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73689">
                <text:p>2.2736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67336">
                <text:p>2.2673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746708">
                <text:p>2.7467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058013">
                <text:p>2.0580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61557">
                <text:p>1.5615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20776">
                <text:p>1.4207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83484">
                <text:p>1.2834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91764">
                <text:p>1.991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113586">
                <text:p>2.113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4036">
                <text:p>1.040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2133">
                <text:p>0.8321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4281">
                <text:p>0.64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96347">
                <text:p>1.8963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31611">
                <text:p>0.7316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23383">
                <text:p>0.723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15362">
                <text:p>0.6153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52185">
                <text:p>0.6521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27446">
                <text:p>0.727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23904">
                <text:p>0.6239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5057">
                <text:p>0.650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6247">
                <text:p>0.726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91248">
                <text:p>0.691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65048">
                <text:p>0.965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9057">
                <text:p>0.89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6611">
                <text:p>0.9766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81871">
                <text:p>0.8818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69631">
                <text:p>1.1696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77703">
                <text:p>1.5777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13894">
                <text:p>3.1138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517066">
                <text:p>4.5170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70256">
                <text:p>1.2702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28588">
                <text:p>1.528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7653">
                <text:p>0.8776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74423">
                <text:p>1.0744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6559">
                <text:p>1.006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0829">
                <text:p>1.000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13955">
                <text:p>0.9139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42964">
                <text:p>1.242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14112">
                <text:p>0.7141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7932">
                <text:p>0.87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1833">
                <text:p>0.71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26456">
                <text:p>0.6264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49842">
                <text:p>0.6498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2083">
                <text:p>0.720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13852">
                <text:p>0.6138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07602">
                <text:p>0.7076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54527">
                <text:p>0.9545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39732">
                <text:p>2.139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3278">
                <text:p>0.7732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75616">
                <text:p>2.4756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09475">
                <text:p>1.1094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51037">
                <text:p>1.251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191394">
                <text:p>3.1913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505251">
                <text:p>2.5052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94316">
                <text:p>1.7943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98847">
                <text:p>1.8988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89369">
                <text:p>1.6893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43745">
                <text:p>1.1437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4996">
                <text:p>1.1149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1247">
                <text:p>0.9712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64214">
                <text:p>1.1642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006663">
                <text:p>1.0066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45829">
                <text:p>1.0458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2812">
                <text:p>1.42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31037">
                <text:p>1.1310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34683">
                <text:p>1.234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1194">
                <text:p>0.971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329315">
                <text:p>2.3293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46037">
                <text:p>1.0460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287544">
                <text:p>2.2875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84422">
                <text:p>1.1844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81871">
                <text:p>1.081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47333">
                <text:p>2.847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767907">
                <text:p>2.7679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588531">
                <text:p>2.588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244523">
                <text:p>2.2445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12753">
                <text:p>1.9127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87861">
                <text:p>1.0878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37601">
                <text:p>0.7376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9807">
                <text:p>0.898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0205">
                <text:p>0.8502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11819">
                <text:p>1.0118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54632">
                <text:p>0.854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00882">
                <text:p>1.0008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77392">
                <text:p>0.8773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36196">
                <text:p>0.7361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7965">
                <text:p>0.7779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47913">
                <text:p>0.9479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11507">
                <text:p>0.911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038">
                <text:p>0.70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49633">
                <text:p>0.6496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5781">
                <text:p>0.757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1057">
                <text:p>0.71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8583">
                <text:p>0.885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42237">
                <text:p>0.6422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78795">
                <text:p>1.9787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93641">
                <text:p>1.1936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30935">
                <text:p>0.7309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2653">
                <text:p>0.7926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56661">
                <text:p>1.3566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192596">
                <text:p>2.1925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14343">
                <text:p>2.143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79779">
                <text:p>3.2797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436349">
                <text:p>1.4363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84786">
                <text:p>1.4847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5109">
                <text:p>0.851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2682">
                <text:p>0.826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48018">
                <text:p>0.7480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685563">
                <text:p>2.6855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99477">
                <text:p>0.699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50255">
                <text:p>1.350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72445">
                <text:p>0.772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06193">
                <text:p>1.206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87966">
                <text:p>0.7879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81244">
                <text:p>1.4812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0466">
                <text:p>0.790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61351">
                <text:p>0.861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05779">
                <text:p>0.7057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7758">
                <text:p>0.607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4477">
                <text:p>0.6644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21976">
                <text:p>0.7219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3279">
                <text:p>0.6132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8122">
                <text:p>0.688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64268">
                <text:p>0.7642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77757">
                <text:p>1.0777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385">
                <text:p>0.973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14527">
                <text:p>1.2145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385">
                <text:p>1.153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61453">
                <text:p>1.2614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63277">
                <text:p>1.0632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17549">
                <text:p>1.0175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12705">
                <text:p>0.9127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356189">
                <text:p>2.3561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88119">
                <text:p>1.488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29109">
                <text:p>1.4291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265204">
                <text:p>1.2652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4057">
                <text:p>0.74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21195">
                <text:p>0.6211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33435">
                <text:p>0.7334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61195">
                <text:p>0.6611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62129">
                <text:p>1.8621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5362">
                <text:p>0.7453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851">
                <text:p>0.728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7755">
                <text:p>0.677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0413">
                <text:p>0.730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17914">
                <text:p>0.7179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84372">
                <text:p>0.8843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27966">
                <text:p>0.6279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11092">
                <text:p>0.6110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85152">
                <text:p>0.9851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57705">
                <text:p>0.9577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7809">
                <text:p>0.9678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93378">
                <text:p>1.9933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03278">
                <text:p>0.8032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1583">
                <text:p>0.815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74528">
                <text:p>0.8745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6664">
                <text:p>0.8466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82705">
                <text:p>0.8827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1208">
                <text:p>0.912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34574">
                <text:p>2.534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49109">
                <text:p>1.2491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35725">
                <text:p>1.135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08274">
                <text:p>1.9082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832337">
                <text:p>1.832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40099">
                <text:p>1.4400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6298">
                <text:p>0.9662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09997">
                <text:p>0.8099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9163">
                <text:p>0.9991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97232">
                <text:p>1.9972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07549">
                <text:p>1.0075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18641">
                <text:p>1.1186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93018">
                <text:p>0.8930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2496">
                <text:p>0.9724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2029">
                <text:p>0.7320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12445">
                <text:p>0.6124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78122">
                <text:p>0.7781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32081">
                <text:p>0.7320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057">
                <text:p>0.620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52602">
                <text:p>0.652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21977">
                <text:p>0.7219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9736">
                <text:p>0.7597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70413">
                <text:p>0.970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4215">
                <text:p>1.0142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61191">
                <text:p>4.611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85566">
                <text:p>1.7855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277685">
                <text:p>6.2776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34211">
                <text:p>2.0342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01119">
                <text:p>2.011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82548">
                <text:p>1.1825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22079">
                <text:p>1.1220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33173">
                <text:p>1.1331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49163">
                <text:p>0.9491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08121">
                <text:p>1.0081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06455">
                <text:p>1.006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77027">
                <text:p>1.0770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57392">
                <text:p>1.0573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149891">
                <text:p>1.1498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7444">
                <text:p>0.997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06663">
                <text:p>1.106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3799">
                <text:p>0.8437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33433">
                <text:p>1.0334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82028">
                <text:p>0.9820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602751">
                <text:p>2.6027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36819">
                <text:p>0.9368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08642">
                <text:p>0.9086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8538">
                <text:p>0.9985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3121">
                <text:p>1.073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76818">
                <text:p>1.376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029992">
                <text:p>2.0299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01453">
                <text:p>1.4014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050045">
                <text:p>2.0500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6468">
                <text:p>1.964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428216">
                <text:p>3.4282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19997">
                <text:p>0.919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90257">
                <text:p>0.7902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93122">
                <text:p>0.7931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91456">
                <text:p>0.7914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81142">
                <text:p>0.9811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018221">
                <text:p>2.0182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25726">
                <text:p>0.8257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72758">
                <text:p>0.6727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68539">
                <text:p>0.7685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16404">
                <text:p>0.7164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56971">
                <text:p>1.9569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57236">
                <text:p>0.9572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8208">
                <text:p>0.88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14477">
                <text:p>0.7144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62291">
                <text:p>1.62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6088">
                <text:p>1.460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59945">
                <text:p>0.9599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09265">
                <text:p>1.4092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51606">
                <text:p>2.2516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49259">
                <text:p>3.1492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200877">
                <text:p>2.200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17652">
                <text:p>1.1176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266137">
                <text:p>2.266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2445">
                <text:p>0.7924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156">
                <text:p>0.701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4057">
                <text:p>0.740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22081">
                <text:p>0.6220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24165">
                <text:p>0.6241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50101">
                <text:p>0.7501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24373">
                <text:p>0.6243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12336">
                <text:p>1.9123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24008">
                <text:p>0.7240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58954">
                <text:p>1.158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23487">
                <text:p>0.7234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18331">
                <text:p>0.6183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56247">
                <text:p>0.6562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20362">
                <text:p>0.720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15571">
                <text:p>0.6155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57341">
                <text:p>0.6573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21664">
                <text:p>0.7216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20987">
                <text:p>0.6209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98487">
                <text:p>0.7984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06195">
                <text:p>0.7061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621244">
                <text:p>1.6212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86242">
                <text:p>1.9862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73644">
                <text:p>0.6736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64058">
                <text:p>1.1640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532542">
                <text:p>2.5325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04056">
                <text:p>1.8040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14788">
                <text:p>0.9147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06037">
                <text:p>1.2060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114">
                <text:p>1.81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2411">
                <text:p>1.124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33121">
                <text:p>1.1331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38693">
                <text:p>1.2386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083069">
                <text:p>1.0830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034163">
                <text:p>1.0341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33538">
                <text:p>0.833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034476">
                <text:p>1.034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0778">
                <text:p>0.8707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47129">
                <text:p>1.5471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35776">
                <text:p>1.5357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95097">
                <text:p>1.6950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84474">
                <text:p>1.3844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007962">
                <text:p>2.0079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036971">
                <text:p>2.0369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9364">
                <text:p>1.693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63067">
                <text:p>1.5630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02391">
                <text:p>1.2023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41872">
                <text:p>0.7418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11924">
                <text:p>0.7119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28434">
                <text:p>0.9284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04997">
                <text:p>0.9049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58069">
                <text:p>1.1580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58382">
                <text:p>0.858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66662">
                <text:p>1.1666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82079">
                <text:p>1.0820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88486">
                <text:p>1.0884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9059">
                <text:p>0.9390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91402">
                <text:p>1.0914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78121">
                <text:p>0.9781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30934">
                <text:p>1.0309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76184">
                <text:p>3.576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29005">
                <text:p>1.529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229575">
                <text:p>2.2295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445616">
                <text:p>2.4456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858951">
                <text:p>1.858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10515">
                <text:p>1.5105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364158">
                <text:p>2.3641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205">
                <text:p>0.9952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04839">
                <text:p>1.1048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513637">
                <text:p>2.5136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69992">
                <text:p>1.9699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68171">
                <text:p>1.7681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07703">
                <text:p>1.2077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216811">
                <text:p>3.2168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44423">
                <text:p>1.1444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41976">
                <text:p>0.9419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35096">
                <text:p>1.9350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630355">
                <text:p>2.6303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857337">
                <text:p>1.8573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413532">
                <text:p>2.4135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824421">
                <text:p>1.8244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43114">
                <text:p>1.431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33535">
                <text:p>1.7335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07184">
                <text:p>1.107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29631">
                <text:p>0.9296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32914">
                <text:p>0.8329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77809">
                <text:p>0.8778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099471">
                <text:p>2.0994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47185">
                <text:p>0.7471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327283">
                <text:p>2.3272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276">
                <text:p>1.02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69997">
                <text:p>0.9699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52653">
                <text:p>0.8526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23174">
                <text:p>0.8231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2028">
                <text:p>0.8620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9631">
                <text:p>0.999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42965">
                <text:p>1.1429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0234">
                <text:p>0.90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66194">
                <text:p>1.0661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4163">
                <text:p>1.0141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83484">
                <text:p>1.3834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41297">
                <text:p>1.3412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456245">
                <text:p>1.4562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31923">
                <text:p>1.1319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59943">
                <text:p>1.1599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050926">
                <text:p>3.0509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628119">
                <text:p>1.6281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00776">
                <text:p>1.5007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21869">
                <text:p>1.421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12809">
                <text:p>1.1128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68955">
                <text:p>0.8689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21715">
                <text:p>1.0217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70361">
                <text:p>0.8703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72392">
                <text:p>0.9723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56612">
                <text:p>0.8566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19735">
                <text:p>1.0197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3437">
                <text:p>1.234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31455">
                <text:p>0.931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024423">
                <text:p>1.0244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29268">
                <text:p>0.8292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54579">
                <text:p>1.1545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35882">
                <text:p>0.9358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578167">
                <text:p>2.5781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33694">
                <text:p>1.1336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6937">
                <text:p>1.269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386453">
                <text:p>1.3864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446037">
                <text:p>1.4460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84785">
                <text:p>1.5847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64735">
                <text:p>1.2647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145461">
                <text:p>2.1454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83842">
                <text:p>3.0838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607178">
                <text:p>2.6071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9007">
                <text:p>0.9990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08329">
                <text:p>1.0083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14059">
                <text:p>0.9140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3807">
                <text:p>0.838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0432">
                <text:p>0.904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84527">
                <text:p>0.8845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64679">
                <text:p>2.3646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65257">
                <text:p>0.8652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8984">
                <text:p>0.989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11872">
                <text:p>0.9118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50986">
                <text:p>0.8509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75934">
                <text:p>0.8759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165569">
                <text:p>1.1655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371606">
                <text:p>2.3716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12495">
                <text:p>1.1124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67861">
                <text:p>1.1678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01243">
                <text:p>1.7012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00411">
                <text:p>1.6004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29316">
                <text:p>1.8293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133161">
                <text:p>4.1331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01344">
                <text:p>2.7013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70101">
                <text:p>1.0701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8734">
                <text:p>0.987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00777">
                <text:p>1.0007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74267">
                <text:p>0.9742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17081">
                <text:p>0.7170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37549">
                <text:p>0.7375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51038">
                <text:p>1.0510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10466">
                <text:p>0.7104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360307">
                <text:p>1.3603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19685">
                <text:p>0.8196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97179">
                <text:p>2.1971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88643">
                <text:p>0.7886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68017">
                <text:p>0.9680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19372">
                <text:p>0.9193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69683">
                <text:p>0.9696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13798">
                <text:p>1.1137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25309">
                <text:p>1.0253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372703">
                <text:p>1.3727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983322">
                <text:p>2.9833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813167">
                <text:p>2.8131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32339">
                <text:p>1.1323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417327">
                <text:p>4.4173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608848">
                <text:p>1.6088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250877">
                <text:p>2.2508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070249">
                <text:p>3.0702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63276">
                <text:p>1.5632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78798">
                <text:p>0.8787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25309">
                <text:p>1.1253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5833">
                <text:p>0.858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45725">
                <text:p>1.1457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50778">
                <text:p>0.85077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93433">
                <text:p>1.0934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59788">
                <text:p>0.8597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302492">
                <text:p>2.3024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16662">
                <text:p>1.1166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61194">
                <text:p>1.0611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3798">
                <text:p>1.0137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41767">
                <text:p>1.0417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24161">
                <text:p>1.5241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155305">
                <text:p>2.1553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839524">
                <text:p>1.8395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458372">
                <text:p>3.4583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18119">
                <text:p>2.181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78639">
                <text:p>1.7786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79685">
                <text:p>0.7796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12392">
                <text:p>0.9123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13539">
                <text:p>0.8135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83429">
                <text:p>2.1834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1557">
                <text:p>0.815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60622">
                <text:p>0.8606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99475">
                <text:p>0.8994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2029">
                <text:p>0.8520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94997">
                <text:p>0.7949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08434">
                <text:p>0.8084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77549">
                <text:p>0.7775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43173">
                <text:p>1.1431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35153">
                <text:p>0.7351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314266">
                <text:p>1.3142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18382">
                <text:p>1.0183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0265">
                <text:p>1.502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73265">
                <text:p>1.732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889524">
                <text:p>1.8895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79007">
                <text:p>1.0790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425664">
                <text:p>3.4256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899784">
                <text:p>1.8997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10351">
                <text:p>3.8103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534573">
                <text:p>2.5345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77235">
                <text:p>1.3772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49577">
                <text:p>1.5495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3182">
                <text:p>0.931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90464">
                <text:p>1.1904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67289">
                <text:p>0.7672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20256">
                <text:p>1.2202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81455">
                <text:p>0.7814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59683">
                <text:p>1.2596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55101">
                <text:p>0.8551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60564">
                <text:p>2.1605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51404">
                <text:p>0.8514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42132">
                <text:p>0.8421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98486">
                <text:p>0.8984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33798">
                <text:p>1.1337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69423">
                <text:p>0.9694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09996">
                <text:p>1.0099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54265">
                <text:p>1.5542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3083">
                <text:p>0.930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794681">
                <text:p>1.7946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634622">
                <text:p>3.6346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463937">
                <text:p>19.4639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879993">
                <text:p>1.8799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27756">
                <text:p>1.0277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10097">
                <text:p>1.9100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445724">
                <text:p>1.4457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80044">
                <text:p>2.1800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878423">
                <text:p>3.8784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34052">
                <text:p>2.8340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97017">
                <text:p>3.7970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67791">
                <text:p>1.677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452807">
                <text:p>1.4528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24528">
                <text:p>0.92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81507">
                <text:p>0.8815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9083">
                <text:p>0.790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00777">
                <text:p>1.1007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71299">
                <text:p>0.7712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2911">
                <text:p>1.229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713">
                <text:p>0.77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22547">
                <text:p>1.22254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04369">
                <text:p>2.043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35727">
                <text:p>0.7357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21714">
                <text:p>1.2217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79007">
                <text:p>0.7790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534265">
                <text:p>1.53426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646869">
                <text:p>1.6468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484526">
                <text:p>1.4845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763118">
                <text:p>1.7631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79162">
                <text:p>1.2791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03588">
                <text:p>1.5035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229314">
                <text:p>2.2293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419526">
                <text:p>1.4195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86974">
                <text:p>1.5869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441661">
                <text:p>1.4416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227808">
                <text:p>1.227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1cm" svg:height="6.057cm" xlink:href=".." xlink:type="simple" chart:class="chart:line" chart:style-name="ch1">
        <chart:subtitle svg:x="0cm" svg:y="0cm" chart:style-name="ch2">
          <text:p/>
        </chart:subtitle>
        <chart:legend chart:legend-position="end" svg:x="10.945cm" svg:y="2.53cm" style:legend-expansion="high" chart:style-name="ch3"/>
        <chart:plot-area chart:style-name="ch4" table:cell-range-address="Overview.A1:Overview.A735" chart:data-source-has-labels="row" svg:x="0.274cm" svg:y="0.121cm" svg:width="10.397cm" svg:height="5.815cm">
          <chartooo:coordinate-region svg:x="1.186cm" svg:y="0.242cm" svg:width="9.485cm" svg:height="4.6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verview.A2:Overview.A735" chart:label-cell-address="Overview.A1:Overview.A1" chart:class="chart:line">
            <chart:data-point chart:repeated="7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 Data
(Baseline)</text:p>
                <draw:g>
                  <svg:desc>Overview.A1:Overview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124">
                <text:p>0.028124</text:p>
                <draw:g>
                  <svg:desc>Overview.A2:Overview.A7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709">
                <text:p>0.027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614">
                <text:p>0.026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291">
                <text:p>0.027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7969">
                <text:p>0.027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9167">
                <text:p>0.029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427">
                <text:p>0.029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032">
                <text:p>0.027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74">
                <text:p>0.0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7864">
                <text:p>0.027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865">
                <text:p>0.027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651">
                <text:p>0.03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844">
                <text:p>0.039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4322">
                <text:p>0.054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276">
                <text:p>0.03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8958">
                <text:p>0.028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0052">
                <text:p>0.030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7499">
                <text:p>0.027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063">
                <text:p>0.029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9063">
                <text:p>0.0290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6667">
                <text:p>0.02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0781">
                <text:p>0.0307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323">
                <text:p>0.0293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7188">
                <text:p>0.0271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8958">
                <text:p>0.0289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166">
                <text:p>0.0291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7865">
                <text:p>0.0278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7395">
                <text:p>0.0273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0781">
                <text:p>0.030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2292">
                <text:p>0.0322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7395">
                <text:p>0.0273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0364">
                <text:p>0.0303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7343">
                <text:p>0.0273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5365">
                <text:p>0.0253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9531">
                <text:p>0.0295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166">
                <text:p>0.0291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8021">
                <text:p>0.0280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0261">
                <text:p>0.0302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843">
                <text:p>0.029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8854">
                <text:p>0.0288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7916">
                <text:p>0.0279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9323">
                <text:p>0.029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9011">
                <text:p>0.0290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0833">
                <text:p>0.0608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1718">
                <text:p>0.0317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4427">
                <text:p>0.0244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4999">
                <text:p>0.024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3854">
                <text:p>0.0338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5365">
                <text:p>0.0253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6718">
                <text:p>0.0267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3849">
                <text:p>0.038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552">
                <text:p>0.025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3906">
                <text:p>0.0739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4895">
                <text:p>0.0248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6562">
                <text:p>0.0265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6094">
                <text:p>0.0260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4584">
                <text:p>0.0245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6093">
                <text:p>0.0260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3437">
                <text:p>0.0334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42552">
                <text:p>0.0425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526">
                <text:p>0.035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6406">
                <text:p>0.0264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4114">
                <text:p>0.024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7917">
                <text:p>0.0279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6145">
                <text:p>0.0261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5938">
                <text:p>0.0259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6458">
                <text:p>0.0264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6407">
                <text:p>0.0264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8176">
                <text:p>0.028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6146">
                <text:p>0.0261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23958">
                <text:p>0.0239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5886">
                <text:p>0.0258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6301">
                <text:p>0.0263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6354">
                <text:p>0.0263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25573">
                <text:p>0.0255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29896">
                <text:p>0.0298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0573">
                <text:p>0.03057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26458">
                <text:p>0.0264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4688">
                <text:p>0.0246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4895">
                <text:p>0.0248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6354">
                <text:p>0.0263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6198">
                <text:p>0.0261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7343">
                <text:p>0.0273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26042">
                <text:p>0.0260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25937">
                <text:p>0.0259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6042">
                <text:p>0.0260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5051">
                <text:p>0.0250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5261">
                <text:p>0.0252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24322">
                <text:p>0.0243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474">
                <text:p>0.02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